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alibri" svg:font-family="Calibri" style:font-pitch="variable"/>
    <style:font-face style:name="Courier New" svg:font-family="'Courier New'" style:font-family-generic="modern" style:font-pitch="fixed"/>
  </office:font-face-decls>
  <office:automatic-styles>
    <style:style style:name="MAHEADER" style:family="paragraph" style:parent-style-name="Standard">
      <style:paragraph-properties fo:text-align="end"/>
    </style:style>
    <style:style style:name="PFALeftTArticle" style:family="paragraph" style:parent-style-name="Standard"/>
    <style:style style:name="ATCARegularFNCalibriFS11" style:family="text">
      <style:text-properties fo:color="#000000" style:font-name="Calibri" fo:font-size="11pt"/>
    </style:style>
    <style:style style:name="ATCABoldFNCalibriFS11" style:family="text">
      <style:text-properties fo:color="#000000" style:font-name="Calibri" fo:font-size="11pt" fo:font-weight="bold"/>
    </style:style>
    <style:style style:name="ATCAItalicFNCalibriFS11" style:family="text">
      <style:text-properties fo:color="#000000" style:font-name="Calibri" fo:font-size="11pt" fo:font-style="italic"/>
    </style:style>
    <text:list-style style:name="LT">
      <text:list-level-style-bullet text:style-name="Bullet_20_Symbols" text:bullet-char="•" text:level="1" style:num-suffix=".">
        <style:text-properties style:font-name="StarSymbol"/>
        <style:list-level-properties text:min-label-width="0.635cm" text:space-before="0.635cm"/>
      </text:list-level-style-bullet>
      <text:list-level-style-bullet text:style-name="Bullet_20_Symbols" text:bullet-char="•" text:level="2" style:num-suffix=".">
        <style:text-properties style:font-name="StarSymbol"/>
        <style:list-level-properties text:min-label-width="0.635cm" text:space-before="1.27cm"/>
      </text:list-level-style-bullet>
      <text:list-level-style-bullet text:style-name="Bullet_20_Symbols" text:bullet-char="•" text:level="3" style:num-suffix=".">
        <style:text-properties style:font-name="StarSymbol"/>
        <style:list-level-properties text:min-label-width="0.635cm" text:space-before="1.905cm"/>
      </text:list-level-style-bullet>
      <text:list-level-style-bullet text:style-name="Bullet_20_Symbols" text:bullet-char="•" text:level="4" style:num-suffix=".">
        <style:text-properties style:font-name="StarSymbol"/>
        <style:list-level-properties text:min-label-width="0.635cm" text:space-before="2.54cm"/>
      </text:list-level-style-bullet>
      <text:list-level-style-bullet text:style-name="Bullet_20_Symbols" text:bullet-char="•" text:level="5" style:num-suffix=".">
        <style:text-properties style:font-name="StarSymbol"/>
        <style:list-level-properties text:min-label-width="0.635cm" text:space-before="3.175cm"/>
      </text:list-level-style-bullet>
      <text:list-level-style-bullet text:style-name="Bullet_20_Symbols" text:bullet-char="•" text:level="6" style:num-suffix=".">
        <style:text-properties style:font-name="StarSymbol"/>
        <style:list-level-properties text:min-label-width="0.635cm" text:space-before="3.81cm"/>
      </text:list-level-style-bullet>
      <text:list-level-style-bullet text:style-name="Bullet_20_Symbols" text:bullet-char="•" text:level="7" style:num-suffix=".">
        <style:text-properties style:font-name="StarSymbol"/>
        <style:list-level-properties text:min-label-width="0.635cm" text:space-before="4.445cm"/>
      </text:list-level-style-bullet>
      <text:list-level-style-bullet text:style-name="Bullet_20_Symbols" text:bullet-char="•" text:level="8" style:num-suffix=".">
        <style:text-properties style:font-name="StarSymbol"/>
        <style:list-level-properties text:min-label-width="0.635cm" text:space-before="5.08cm"/>
      </text:list-level-style-bullet>
      <text:list-level-style-bullet text:style-name="Bullet_20_Symbols" text:bullet-char="•" text:level="9" style:num-suffix=".">
        <style:text-properties style:font-name="StarSymbol"/>
        <style:list-level-properties text:min-label-width="0.635cm" text:space-before="5.715cm"/>
      </text:list-level-style-bullet>
      <text:list-level-style-bullet text:style-name="Bullet_20_Symbols" text:bullet-char="•" text:level="10" style:num-suffix=".">
        <style:text-properties style:font-name="StarSymbol"/>
        <style:list-level-properties text:min-label-width="0.635cm" text:space-before="6.35cm"/>
      </text:list-level-style-bullet>
    </text:list-style>
    <style:style style:name="DUMMY" style:family="paragraph" style:parent-style-name="Standard" style:list-style-name="LT"/>
    <style:style style:name="PFALeftTListItem" style:family="paragraph" style:parent-style-name="Standard"/>
    <style:style style:name="ATCABoldItalicFNCalibriFS11" style:family="text">
      <style:text-properties fo:color="#000000" style:font-name="Calibri" fo:font-size="11pt" fo:font-weight="bold" fo:font-style="italic"/>
    </style:style>
    <style:style style:name="PFALeftTCode" style:family="paragraph" style:parent-style-name="Standard"/>
    <style:style style:name="ATCARegularFNCourierNewFS11" style:family="text">
      <style:text-properties fo:color="#000000" style:font-name="Courier New" fo:font-size="11pt"/>
    </style:style>
    <style:style style:name="ATCABoldFNCourierNewFS11" style:family="text">
      <style:text-properties fo:color="#FF0000" style:font-name="Courier New" fo:font-size="11pt" fo:font-weight="bold"/>
    </style:style>
    <style:style style:name="PFALeftTCapitals" style:family="paragraph" style:parent-style-name="Standard">
      <style:text-properties fo:font-variant="small-caps" fo:font-weight="bold" style:text-underline-style="solid"/>
      <style:paragraph-properties fo:margin-top="0.5cm"/>
    </style:style>
    <style:style style:name="" style:family="text"/>
    <text:list-style style:name="LT">
      <text:list-level-style-bullet text:style-name="Bullet_20_Symbols" text:bullet-char="•" text:level="1" style:num-suffix=".">
        <style:text-properties style:font-name="StarSymbol"/>
        <style:list-level-properties text:min-label-width="0.635cm" text:space-before="0.635cm"/>
      </text:list-level-style-bullet>
      <text:list-level-style-bullet text:style-name="Bullet_20_Symbols" text:bullet-char="•" text:level="2" style:num-suffix=".">
        <style:text-properties style:font-name="StarSymbol"/>
        <style:list-level-properties text:min-label-width="0.635cm" text:space-before="1.27cm"/>
      </text:list-level-style-bullet>
      <text:list-level-style-bullet text:style-name="Bullet_20_Symbols" text:bullet-char="•" text:level="3" style:num-suffix=".">
        <style:text-properties style:font-name="StarSymbol"/>
        <style:list-level-properties text:min-label-width="0.635cm" text:space-before="1.905cm"/>
      </text:list-level-style-bullet>
      <text:list-level-style-bullet text:style-name="Bullet_20_Symbols" text:bullet-char="•" text:level="4" style:num-suffix=".">
        <style:text-properties style:font-name="StarSymbol"/>
        <style:list-level-properties text:min-label-width="0.635cm" text:space-before="2.54cm"/>
      </text:list-level-style-bullet>
      <text:list-level-style-bullet text:style-name="Bullet_20_Symbols" text:bullet-char="•" text:level="5" style:num-suffix=".">
        <style:text-properties style:font-name="StarSymbol"/>
        <style:list-level-properties text:min-label-width="0.635cm" text:space-before="3.175cm"/>
      </text:list-level-style-bullet>
      <text:list-level-style-bullet text:style-name="Bullet_20_Symbols" text:bullet-char="•" text:level="6" style:num-suffix=".">
        <style:text-properties style:font-name="StarSymbol"/>
        <style:list-level-properties text:min-label-width="0.635cm" text:space-before="3.81cm"/>
      </text:list-level-style-bullet>
      <text:list-level-style-bullet text:style-name="Bullet_20_Symbols" text:bullet-char="•" text:level="7" style:num-suffix=".">
        <style:text-properties style:font-name="StarSymbol"/>
        <style:list-level-properties text:min-label-width="0.635cm" text:space-before="4.445cm"/>
      </text:list-level-style-bullet>
      <text:list-level-style-bullet text:style-name="Bullet_20_Symbols" text:bullet-char="•" text:level="8" style:num-suffix=".">
        <style:text-properties style:font-name="StarSymbol"/>
        <style:list-level-properties text:min-label-width="0.635cm" text:space-before="5.08cm"/>
      </text:list-level-style-bullet>
      <text:list-level-style-bullet text:style-name="Bullet_20_Symbols" text:bullet-char="•" text:level="9" style:num-suffix=".">
        <style:text-properties style:font-name="StarSymbol"/>
        <style:list-level-properties text:min-label-width="0.635cm" text:space-before="5.715cm"/>
      </text:list-level-style-bullet>
      <text:list-level-style-bullet text:style-name="Bullet_20_Symbols" text:bullet-char="•" text:level="10" style:num-suffix=".">
        <style:text-properties style:font-name="StarSymbol"/>
        <style:list-level-properties text:min-label-width="0.635cm" text:space-before="6.35cm"/>
      </text:list-level-style-bullet>
    </text:list-style>
    <style:style style:name="ATCARegularFNCourierNewFS10" style:family="text">
      <style:text-properties fo:color="#0000FF" style:font-name="Courier New" fo:font-size="10pt"/>
    </style:style>
    <text:list-style style:name="LT">
      <text:list-level-style-bullet text:style-name="Bullet_20_Symbols" text:bullet-char="•" text:level="1" style:num-suffix=".">
        <style:text-properties style:font-name="StarSymbol"/>
        <style:list-level-properties text:min-label-width="0.635cm" text:space-before="0.635cm"/>
      </text:list-level-style-bullet>
      <text:list-level-style-bullet text:style-name="Bullet_20_Symbols" text:bullet-char="•" text:level="2" style:num-suffix=".">
        <style:text-properties style:font-name="StarSymbol"/>
        <style:list-level-properties text:min-label-width="0.635cm" text:space-before="1.27cm"/>
      </text:list-level-style-bullet>
      <text:list-level-style-bullet text:style-name="Bullet_20_Symbols" text:bullet-char="•" text:level="3" style:num-suffix=".">
        <style:text-properties style:font-name="StarSymbol"/>
        <style:list-level-properties text:min-label-width="0.635cm" text:space-before="1.905cm"/>
      </text:list-level-style-bullet>
      <text:list-level-style-bullet text:style-name="Bullet_20_Symbols" text:bullet-char="•" text:level="4" style:num-suffix=".">
        <style:text-properties style:font-name="StarSymbol"/>
        <style:list-level-properties text:min-label-width="0.635cm" text:space-before="2.54cm"/>
      </text:list-level-style-bullet>
      <text:list-level-style-bullet text:style-name="Bullet_20_Symbols" text:bullet-char="•" text:level="5" style:num-suffix=".">
        <style:text-properties style:font-name="StarSymbol"/>
        <style:list-level-properties text:min-label-width="0.635cm" text:space-before="3.175cm"/>
      </text:list-level-style-bullet>
      <text:list-level-style-bullet text:style-name="Bullet_20_Symbols" text:bullet-char="•" text:level="6" style:num-suffix=".">
        <style:text-properties style:font-name="StarSymbol"/>
        <style:list-level-properties text:min-label-width="0.635cm" text:space-before="3.81cm"/>
      </text:list-level-style-bullet>
      <text:list-level-style-bullet text:style-name="Bullet_20_Symbols" text:bullet-char="•" text:level="7" style:num-suffix=".">
        <style:text-properties style:font-name="StarSymbol"/>
        <style:list-level-properties text:min-label-width="0.635cm" text:space-before="4.445cm"/>
      </text:list-level-style-bullet>
      <text:list-level-style-bullet text:style-name="Bullet_20_Symbols" text:bullet-char="•" text:level="8" style:num-suffix=".">
        <style:text-properties style:font-name="StarSymbol"/>
        <style:list-level-properties text:min-label-width="0.635cm" text:space-before="5.08cm"/>
      </text:list-level-style-bullet>
      <text:list-level-style-bullet text:style-name="Bullet_20_Symbols" text:bullet-char="•" text:level="9" style:num-suffix=".">
        <style:text-properties style:font-name="StarSymbol"/>
        <style:list-level-properties text:min-label-width="0.635cm" text:space-before="5.715cm"/>
      </text:list-level-style-bullet>
      <text:list-level-style-bullet text:style-name="Bullet_20_Symbols" text:bullet-char="•" text:level="10" style:num-suffix=".">
        <style:text-properties style:font-name="StarSymbol"/>
        <style:list-level-properties text:min-label-width="0.635cm" text:space-before="6.35cm"/>
      </text:list-level-style-bullet>
    </text:list-style>
    <text:list-style style:name="LT">
      <text:list-level-style-bullet text:style-name="Bullet_20_Symbols" text:bullet-char="•" text:level="1" style:num-suffix=".">
        <style:text-properties style:font-name="StarSymbol"/>
        <style:list-level-properties text:min-label-width="0.635cm" text:space-before="0.635cm"/>
      </text:list-level-style-bullet>
      <text:list-level-style-bullet text:style-name="Bullet_20_Symbols" text:bullet-char="•" text:level="2" style:num-suffix=".">
        <style:text-properties style:font-name="StarSymbol"/>
        <style:list-level-properties text:min-label-width="0.635cm" text:space-before="1.27cm"/>
      </text:list-level-style-bullet>
      <text:list-level-style-bullet text:style-name="Bullet_20_Symbols" text:bullet-char="•" text:level="3" style:num-suffix=".">
        <style:text-properties style:font-name="StarSymbol"/>
        <style:list-level-properties text:min-label-width="0.635cm" text:space-before="1.905cm"/>
      </text:list-level-style-bullet>
      <text:list-level-style-bullet text:style-name="Bullet_20_Symbols" text:bullet-char="•" text:level="4" style:num-suffix=".">
        <style:text-properties style:font-name="StarSymbol"/>
        <style:list-level-properties text:min-label-width="0.635cm" text:space-before="2.54cm"/>
      </text:list-level-style-bullet>
      <text:list-level-style-bullet text:style-name="Bullet_20_Symbols" text:bullet-char="•" text:level="5" style:num-suffix=".">
        <style:text-properties style:font-name="StarSymbol"/>
        <style:list-level-properties text:min-label-width="0.635cm" text:space-before="3.175cm"/>
      </text:list-level-style-bullet>
      <text:list-level-style-bullet text:style-name="Bullet_20_Symbols" text:bullet-char="•" text:level="6" style:num-suffix=".">
        <style:text-properties style:font-name="StarSymbol"/>
        <style:list-level-properties text:min-label-width="0.635cm" text:space-before="3.81cm"/>
      </text:list-level-style-bullet>
      <text:list-level-style-bullet text:style-name="Bullet_20_Symbols" text:bullet-char="•" text:level="7" style:num-suffix=".">
        <style:text-properties style:font-name="StarSymbol"/>
        <style:list-level-properties text:min-label-width="0.635cm" text:space-before="4.445cm"/>
      </text:list-level-style-bullet>
      <text:list-level-style-bullet text:style-name="Bullet_20_Symbols" text:bullet-char="•" text:level="8" style:num-suffix=".">
        <style:text-properties style:font-name="StarSymbol"/>
        <style:list-level-properties text:min-label-width="0.635cm" text:space-before="5.08cm"/>
      </text:list-level-style-bullet>
      <text:list-level-style-bullet text:style-name="Bullet_20_Symbols" text:bullet-char="•" text:level="9" style:num-suffix=".">
        <style:text-properties style:font-name="StarSymbol"/>
        <style:list-level-properties text:min-label-width="0.635cm" text:space-before="5.715cm"/>
      </text:list-level-style-bullet>
      <text:list-level-style-bullet text:style-name="Bullet_20_Symbols" text:bullet-char="•" text:level="10" style:num-suffix=".">
        <style:text-properties style:font-name="StarSymbol"/>
        <style:list-level-properties text:min-label-width="0.635cm" text:space-before="6.35cm"/>
      </text:list-level-style-bullet>
    </text:list-style>
    <style:style style:name="ATCABoldFNCalibriFS42" style:family="text">
      <style:text-properties fo:color="#000000" style:font-name="Calibri" fo:font-size="42pt" fo:font-weight="bold"/>
    </style:style>
    <style:style style:name="TPTITLE" style:family="paragraph" style:parent-style-name="Standard">
      <style:paragraph-properties fo:text-align="center" fo:margin-top="4cm" fo:margin-bottom="2cm"/>
    </style:style>
    <style:style style:name="ATCABoldFNCalibriFS32" style:family="text">
      <style:text-properties fo:color="#000000" style:font-name="Calibri" fo:font-size="32pt" fo:font-weight="bold"/>
    </style:style>
    <style:style style:name="TPNAME" style:family="paragraph" style:parent-style-name="Standard">
      <style:paragraph-properties fo:text-align="center" fo:margin-bottom="2cm"/>
    </style:style>
    <style:style style:name="ATCABoldFNCalibriFS26" style:family="text">
      <style:text-properties fo:color="#000000" style:font-name="Calibri" fo:font-size="26pt" fo:font-weight="bold"/>
    </style:style>
    <style:style style:name="TPDATE" style:family="paragraph" style:parent-style-name="Standard">
      <style:paragraph-properties fo:text-align="center" fo:margin-bottom="2cm"/>
    </style:style>
    <style:style style:name="NONE" style:family="paragraph" style:parent-style-name="Standard">
      <style:paragraph-properties fo:break-after="page"/>
    </style:style>
    <style:style style:name="ATCABoldFNCalibriFS19" style:family="text">
      <style:text-properties fo:color="#000000" style:font-name="Calibri" fo:font-size="19pt" fo:font-weight="bold"/>
    </style:style>
    <style:style style:name="TOCTITLE" style:family="paragraph" style:parent-style-name="Standard"/>
    <style:style style:name="TOCLINE0" style:family="paragraph" style:parent-style-name="Standard">
      <style:paragraph-properties fo:margin-top="8pt">
        <style:tab-stops>
          <style:tab-stop style:position="2cm"/>
          <style:tab-stop style:position="15cm"/>
        </style:tab-stops>
      </style:paragraph-properties>
      <style:text-properties fo:font-weight="bold" fo:font-size="16pt"/>
    </style:style>
    <style:style style:name="TOCLINE1" style:family="paragraph" style:parent-style-name="Standard">
      <style:paragraph-properties fo:margin-top="6pt">
        <style:tab-stops>
          <style:tab-stop style:position="2cm"/>
          <style:tab-stop style:position="15cm"/>
        </style:tab-stops>
      </style:paragraph-properties>
      <style:text-properties fo:font-weight="bold" fo:font-size="14pt"/>
    </style:style>
    <style:style style:name="TOCLINE2" style:family="paragraph" style:parent-style-name="Standard">
      <style:paragraph-properties fo:margin-top="4pt">
        <style:tab-stops>
          <style:tab-stop style:position="2cm"/>
          <style:tab-stop style:position="15cm"/>
        </style:tab-stops>
      </style:paragraph-properties>
      <style:text-properties fo:font-weight="bold" fo:font-size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PTITLE"><text:span text:style-name="ATCABoldFNCalibriFS42">AODL-Lightweight</text:span></text:p>
      <text:p text:style-name="TPNAME"><text:span text:style-name="ATCABoldFNCalibriFS32">diub</text:span><text:span text:style-name="ATCABoldFNCalibriFS32"><text:s text:c="1"/></text:span><text:span text:style-name="ATCABoldFNCalibriFS32">-</text:span><text:span text:style-name="ATCABoldFNCalibriFS32"><text:s text:c="1"/></text:span><text:span text:style-name="ATCABoldFNCalibriFS32">Dipl.-Ing.</text:span><text:span text:style-name="ATCABoldFNCalibriFS32"><text:s text:c="1"/></text:span><text:span text:style-name="ATCABoldFNCalibriFS32">Uwe</text:span><text:span text:style-name="ATCABoldFNCalibriFS32"><text:s text:c="1"/></text:span><text:span text:style-name="ATCABoldFNCalibriFS32">Barth</text:span></text:p>
      <text:p text:style-name="TPDATE"><text:span text:style-name="ATCABoldFNCalibriFS26">04.05.2021</text:span></text:p>
      <text:p text:style-name="NONE"/>
      <text:p text:style-name="TOCTITLE"><text:span text:style-name="ATCABoldFNCalibriFS19">Inhalt</text:span></text:p>
      <text:p text:style-name="TOCLINE0">0<text:tab/><text:a xlink:href="#LDOCUMENTROOT">Praeambel</text:a><text:tab/><text:bookmark-ref text:reference-format="page" text:ref-name="LDOCUMENTROOT">LDOCUMENTROOT</text:bookmark-ref></text:p>
      <text:p text:style-name="TOCLINE0">1<text:tab/><text:a xlink:href="#L02C6276988D90EF5">Hintergrund-Wissen</text:a><text:tab/><text:bookmark-ref text:reference-format="page" text:ref-name="L02C6276988D90EF5">L02C6276988D90EF5</text:bookmark-ref></text:p>
      <text:p text:style-name="TOCLINE1">1.1<text:tab/><text:a xlink:href="#L02C62AA388D90EF8">Eigenarten des ursprünglichen Codes</text:a><text:tab/><text:bookmark-ref text:reference-format="page" text:ref-name="L02C62AA388D90EF8">L02C62AA388D90EF8</text:bookmark-ref></text:p>
      <text:p text:style-name="TOCLINE2">1.1.1<text:tab/><text:a xlink:href="#L02C62E4B88D90EFA">XML-Dokument</text:a><text:tab/><text:bookmark-ref text:reference-format="page" text:ref-name="L02C62E4B88D90EFA">L02C62E4B88D90EFA</text:bookmark-ref></text:p>
      <text:p text:style-name="TOCLINE2">1.1.2<text:tab/><text:a xlink:href="#L02C62AF488D90EF8">Brute-force oder es funktioniert nicht (warum auch immer!)</text:a><text:tab/><text:bookmark-ref text:reference-format="page" text:ref-name="L02C62AF488D90EF8">L02C62AF488D90EF8</text:bookmark-ref></text:p>
      <text:p text:style-name="TOCLINE2">1.1.3<text:tab/><text:a xlink:href="#L02C627C088D90EF6">Style</text:a><text:tab/><text:bookmark-ref text:reference-format="page" text:ref-name="L02C627C088D90EF6">L02C627C088D90EF6</text:bookmark-ref></text:p>
      <text:p text:style-name="TOCLINE1">1.2<text:tab/><text:a xlink:href="#L02C6278D88D90EF6">Eigene Typen</text:a><text:tab/><text:bookmark-ref text:reference-format="page" text:ref-name="L02C6278D88D90EF6">L02C6278D88D90EF6</text:bookmark-ref></text:p>
      <text:p text:style-name="TOCLINE1">1.3<text:tab/><text:a xlink:href="#L02C6294188D90EF7">Usings</text:a><text:tab/><text:bookmark-ref text:reference-format="page" text:ref-name="L02C6294188D90EF7">L02C6294188D90EF7</text:bookmark-ref></text:p>
      <text:p text:style-name="TOCLINE0">2<text:tab/><text:a xlink:href="#L02C6269888D90EF1">Beispiele</text:a><text:tab/><text:bookmark-ref text:reference-format="page" text:ref-name="L02C6269888D90EF1">L02C6269888D90EF1</text:bookmark-ref></text:p>
      <text:p text:style-name="TOCLINE1">2.1<text:tab/><text:a xlink:href="#L02C626FD88D90EF2">Neues Dokument anlegen</text:a><text:tab/><text:bookmark-ref text:reference-format="page" text:ref-name="L02C626FD88D90EF2">L02C626FD88D90EF2</text:bookmark-ref></text:p>
      <text:p text:style-name="TOCLINE1">2.2<text:tab/><text:a xlink:href="#LPARAGRAPHFORMAT">Paragraphen erzeugen</text:a><text:tab/><text:bookmark-ref text:reference-format="page" text:ref-name="LPARAGRAPHFORMAT">LPARAGRAPHFORMAT</text:bookmark-ref></text:p>
      <text:p text:style-name="TOCLINE1">2.3<text:tab/><text:a xlink:href="#LWHITESPACE">Leerzeichen, WhiteSpace, Tab</text:a><text:tab/><text:bookmark-ref text:reference-format="page" text:ref-name="LWHITESPACE">LWHITESPACE</text:bookmark-ref></text:p>
      <text:p text:style-name="TOCLINE1">2.4<text:tab/><text:a xlink:href="#L02C6330F88D90EFE">Querverweise: Bookmark, PageRef </text:a><text:tab/><text:bookmark-ref text:reference-format="page" text:ref-name="L02C6330F88D90EFE">L02C6330F88D90EFE</text:bookmark-ref></text:p>
      <text:p text:style-name="TOCLINE1">2.5<text:tab/><text:a xlink:href="#L02C6331288D90EFE">Seitennummer, Seitenzahl: PageNo, PageCount</text:a><text:tab/><text:bookmark-ref text:reference-format="page" text:ref-name="L02C6331288D90EFE">L02C6331288D90EFE</text:bookmark-ref></text:p>
      <text:p text:style-name="NONE"/>
      <text:p text:style-name="PFALeftTArticle"><text:bookmark text:name="LDOCUMENTROOT"/></text:p>
      <text:h text:style-name="Heading_20_1" text:outline-level="1">1 Hintergrund-Wissen<text:bookmark text:name="L02C6276988D90EF5"/></text:h>
      <text:h text:style-name="Heading_20_2" text:outline-level="2">1.1 Eigenarten des ursprünglichen Codes<text:bookmark text:name="L02C62AA388D90EF8"/></text:h>
      <text:p text:style-name="PFALeftTArticle"/>
      <text:h text:style-name="Heading_20_3" text:outline-level="3">1.1.1 XML-Dokument<text:bookmark text:name="L02C62E4B88D90EFA"/></text:h>
      <text:p text:style-name="PFALeftTArticle"><text:span text:style-name="ATCARegularFNCalibriFS11">Der</text:span><text:span text:style-name="ATCARegularFNCalibriFS11"><text:s text:c="1"/></text:span><text:span text:style-name="ATCARegularFNCalibriFS11">originale</text:span><text:span text:style-name="ATCARegularFNCalibriFS11"><text:s text:c="1"/></text:span><text:span text:style-name="ATCARegularFNCalibriFS11">Quellcode</text:span><text:span text:style-name="ATCARegularFNCalibriFS11"><text:s text:c="1"/></text:span><text:span text:style-name="ATCABoldFNCalibriFS11">operiert</text:span><text:span text:style-name="ATCABoldFNCalibriFS11"><text:s text:c="1"/></text:span><text:span text:style-name="ATCARegularFNCalibriFS11">(überwiegend)</text:span><text:span text:style-name="ATCABoldFNCalibriFS11"><text:s text:c="1"/></text:span><text:span text:style-name="ATCABoldFNCalibriFS11">direkt</text:span><text:span text:style-name="ATCABoldFNCalibriFS11"><text:s text:c="1"/></text:span><text:span text:style-name="ATCABoldFNCalibriFS11">auf</text:span><text:span text:style-name="ATCABoldFNCalibriFS11"><text:s text:c="1"/></text:span><text:span text:style-name="ATCABoldFNCalibriFS11">dem</text:span><text:span text:style-name="ATCABoldFNCalibriFS11"><text:s text:c="1"/></text:span><text:span text:style-name="ATCABoldFNCalibriFS11">XML-Dokument</text:span><text:span text:style-name="ATCARegularFNCalibriFS11">,</text:span><text:span text:style-name="ATCARegularFNCalibriFS11"><text:s text:c="1"/></text:span><text:span text:style-name="ATCARegularFNCalibriFS11">welches</text:span><text:span text:style-name="ATCARegularFNCalibriFS11"><text:s text:c="1"/></text:span><text:span text:style-name="ATCARegularFNCalibriFS11">später</text:span><text:span text:style-name="ATCARegularFNCalibriFS11"><text:s text:c="1"/></text:span><text:span text:style-name="ATCARegularFNCalibriFS11">exportiert</text:span><text:span text:style-name="ATCARegularFNCalibriFS11"><text:s text:c="1"/></text:span><text:span text:style-name="ATCARegularFNCalibriFS11">wird.</text:span><text:span text:style-name="ATCARegularFNCalibriFS11"><text:s text:c="1"/></text:span><text:span text:style-name="ATCARegularFNCalibriFS11">Es</text:span><text:span text:style-name="ATCARegularFNCalibriFS11"><text:s text:c="1"/></text:span><text:span text:style-name="ATCARegularFNCalibriFS11">müssen</text:span><text:span text:style-name="ATCARegularFNCalibriFS11"><text:s text:c="1"/></text:span><text:span text:style-name="ATCARegularFNCalibriFS11">immer</text:span><text:span text:style-name="ATCARegularFNCalibriFS11"><text:s text:c="1"/></text:span><text:span text:style-name="ATCARegularFNCalibriFS11">wieder</text:span><text:span text:style-name="ATCARegularFNCalibriFS11"><text:s text:c="1"/></text:span><text:span text:style-name="ATCARegularFNCalibriFS11">korrekte</text:span><text:span text:style-name="ATCARegularFNCalibriFS11"><text:s text:c="1"/></text:span><text:span text:style-name="ATCAItalicFNCalibriFS11">OpenDocumentText</text:span><text:span text:style-name="ATCARegularFNCalibriFS11"><text:s text:c="1"/></text:span><text:span text:style-name="ATCARegularFNCalibriFS11">-</text:span><text:span text:style-name="ATCARegularFNCalibriFS11"><text:s text:c="1"/></text:span><text:span text:style-name="ATCARegularFNCalibriFS11">Anweisungen</text:span><text:span text:style-name="ATCARegularFNCalibriFS11"><text:s text:c="1"/></text:span><text:span text:style-name="ATCARegularFNCalibriFS11">zusammengebastelt</text:span><text:span text:style-name="ATCARegularFNCalibriFS11"><text:s text:c="1"/></text:span><text:span text:style-name="ATCARegularFNCalibriFS11">werden.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Bibliothek</text:span><text:span text:style-name="ATCARegularFNCalibriFS11"><text:s text:c="1"/></text:span><text:span text:style-name="ATCARegularFNCalibriFS11">nimmt</text:span><text:span text:style-name="ATCARegularFNCalibriFS11"><text:s text:c="1"/></text:span><text:span text:style-name="ATCARegularFNCalibriFS11">einem</text:span><text:span text:style-name="ATCARegularFNCalibriFS11"><text:s text:c="1"/></text:span><text:span text:style-name="ATCARegularFNCalibriFS11">da</text:span><text:span text:style-name="ATCARegularFNCalibriFS11"><text:s text:c="1"/></text:span><text:span text:style-name="ATCARegularFNCalibriFS11">keine</text:span><text:span text:style-name="ATCARegularFNCalibriFS11"><text:s text:c="1"/></text:span><text:span text:style-name="ATCARegularFNCalibriFS11">Arbeit</text:span><text:span text:style-name="ATCARegularFNCalibriFS11"><text:s text:c="1"/></text:span><text:span text:style-name="ATCARegularFNCalibriFS11">ab.</text:span></text:p>
      <text:p text:style-name="PFALeftTArticle"><text:span text:style-name="ATCARegularFNCalibriFS11">Außerdem</text:span><text:span text:style-name="ATCARegularFNCalibriFS11"><text:s text:c="1"/></text:span><text:span text:style-name="ATCARegularFNCalibriFS11">sind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Aufgaben</text:span><text:span text:style-name="ATCARegularFNCalibriFS11"><text:s text:c="1"/></text:span><text:span text:style-name="ATCARegularFNCalibriFS11">eines</text:span><text:span text:style-name="ATCARegularFNCalibriFS11"><text:s text:c="1"/></text:span><text:span text:style-name="ATCARegularFNCalibriFS11">Konstruktors</text:span><text:span text:style-name="ATCARegularFNCalibriFS11"><text:s text:c="1"/></text:span><text:span text:style-name="ATCARegularFNCalibriFS11">über</text:span><text:span text:style-name="ATCARegularFNCalibriFS11"><text:s text:c="1"/></text:span><text:span text:style-name="ATCARegularFNCalibriFS11">mehrere</text:span><text:span text:style-name="ATCARegularFNCalibriFS11"><text:s text:c="1"/></text:span><text:span text:style-name="ATCARegularFNCalibriFS11">Funktionen</text:span><text:span text:style-name="ATCARegularFNCalibriFS11"><text:s text:c="1"/></text:span><text:span text:style-name="ATCARegularFNCalibriFS11">verteilt: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Get/Set-Funktionen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Properties</text:span><text:span text:style-name="ATCARegularFNCalibriFS11"><text:s text:c="1"/></text:span><text:span text:style-name="ATCARegularFNCalibriFS11">übernehmen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Initialisierung.</text:span><text:span text:style-name="ATCARegularFNCalibriFS11"><text:s text:c="1"/></text:span><text:span text:style-name="ATCARegularFNCalibriFS11">Notwendige</text:span><text:span text:style-name="ATCARegularFNCalibriFS11"><text:s text:c="1"/></text:span><text:span text:style-name="ATCARegularFNCalibriFS11">Korrekturen</text:span><text:span text:style-name="ATCARegularFNCalibriFS11"><text:s text:c="1"/></text:span><text:span text:style-name="ATCARegularFNCalibriFS11">sind</text:span><text:span text:style-name="ATCARegularFNCalibriFS11"><text:s text:c="1"/></text:span><text:span text:style-name="ATCARegularFNCalibriFS11">dadurch</text:span><text:span text:style-name="ATCARegularFNCalibriFS11"><text:s text:c="1"/></text:span><text:span text:style-name="ATCARegularFNCalibriFS11">sehr</text:span><text:span text:style-name="ATCARegularFNCalibriFS11"><text:s text:c="1"/></text:span><text:span text:style-name="ATCARegularFNCalibriFS11">umständlich,</text:span><text:span text:style-name="ATCARegularFNCalibriFS11"><text:s text:c="1"/></text:span><text:span text:style-name="ATCARegularFNCalibriFS11">siehe</text:span><text:span text:style-name="ATCARegularFNCalibriFS11"><text:s text:c="1"/></text:span><text:a xlink:href="#LWHITESPACE">Leerzeichen, WhiteSpace, Tab</text:a>, Seite <text:bookmark-ref text:reference-format="page" text:ref-name="LWHITESPACE">LWHITESPACE</text:bookmark-ref><text:span text:style-name="ATCARegularFNCalibriFS11">.</text:span></text:p>
      <text:h text:style-name="Heading_20_3" text:outline-level="3">1.1.2 Brute-force oder es funktioniert nicht (warum auch immer!)<text:bookmark text:name="L02C62AF488D90EF8"/></text:h>
      <text:p text:style-name="PFALeftTArticle"><text:span text:style-name="ATCARegularFNCalibriFS11">Der</text:span><text:span text:style-name="ATCARegularFNCalibriFS11"><text:s text:c="1"/></text:span><text:span text:style-name="ATCARegularFNCalibriFS11">nachstehende</text:span><text:span text:style-name="ATCARegularFNCalibriFS11"><text:s text:c="1"/></text:span><text:span text:style-name="ATCARegularFNCalibriFS11">Code</text:span><text:span text:style-name="ATCARegularFNCalibriFS11"><text:s text:c="1"/></text:span><text:span text:style-name="ATCARegularFNCalibriFS11">funktioniert</text:span><text:span text:style-name="ATCARegularFNCalibriFS11"><text:s text:c="1"/></text:span><text:span text:style-name="ATCARegularFNCalibriFS11">nicht</text:span><text:span text:style-name="ATCARegularFNCalibriFS11"><text:s text:c="1"/></text:span><text:span text:style-name="ATCARegularFNCalibriFS11">wie</text:span><text:span text:style-name="ATCARegularFNCalibriFS11"><text:s text:c="1"/></text:span><text:span text:style-name="ATCARegularFNCalibriFS11">erwartet.</text:span><text:span text:style-name="ATCARegularFNCalibriFS11"><text:s text:c="1"/></text:span><text:span text:style-name="ATCARegularFNCalibriFS11">Zwar</text:span><text:span text:style-name="ATCARegularFNCalibriFS11"><text:s text:c="1"/></text:span><text:span text:style-name="ATCARegularFNCalibriFS11">tritt</text:span><text:span text:style-name="ATCARegularFNCalibriFS11"><text:s text:c="1"/></text:span><text:span text:style-name="ATCABoldFNCalibriFS11">kein</text:span><text:span text:style-name="ATCABoldFNCalibriFS11"><text:s text:c="1"/></text:span><text:span text:style-name="ATCABoldFNCalibriFS11">.Net-Fehler</text:span><text:span text:style-name="ATCARegularFNCalibriFS11"><text:s text:c="1"/></text:span><text:span text:style-name="ATCARegularFNCalibriFS11">auf,</text:span><text:span text:style-name="ATCARegularFNCalibriFS11"><text:s text:c="1"/></text:span><text:span text:style-name="ATCARegularFNCalibriFS11">aber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Zuweisung</text:span><text:span text:style-name="ATCARegularFNCalibriFS11"><text:s text:c="1"/></text:span><text:span text:style-name="ATCARegularFNCalibriFS11">des</text:span><text:span text:style-name="ATCARegularFNCalibriFS11"><text:s text:c="1"/></text:span><text:span text:style-name="ATCAItalicFNCalibriFS11">Style</text:span><text:span text:style-name="ATCARegularFNCalibriFS11"><text:s text:c="1"/></text:span><text:span text:style-name="ATCARegularFNCalibriFS11">bleibt</text:span><text:span text:style-name="ATCARegularFNCalibriFS11"><text:s text:c="1"/></text:span><text:span text:style-name="ATCARegularFNCalibriFS11">ohne</text:span><text:span text:style-name="ATCARegularFNCalibriFS11"><text:s text:c="1"/></text:span><text:span text:style-name="ATCARegularFNCalibriFS11">Wirkung.</text:span></text:p>
      <text:list text:style-name="LT">
        <text:list-item>
          <text:p text:style-name="PFALeftTListItem"><text:span text:style-name="ATCARegularFNCalibriFS11">Das</text:span><text:span text:style-name="ATCARegularFNCalibriFS11"><text:s text:c="1"/></text:span><text:span text:style-name="ATCARegularFNCalibriFS11">gilt</text:span><text:span text:style-name="ATCARegularFNCalibriFS11"><text:s text:c="1"/></text:span><text:span text:style-name="ATCARegularFNCalibriFS11">für</text:span><text:span text:style-name="ATCARegularFNCalibriFS11"><text:s text:c="1"/></text:span><text:span text:style-name="ATCARegularFNCalibriFS11">alle</text:span><text:span text:style-name="ATCARegularFNCalibriFS11"><text:s text:c="1"/></text:span><text:span text:style-name="ATCARegularFNCalibriFS11">Zuweisungen</text:span><text:span text:style-name="ATCARegularFNCalibriFS11"><text:s text:c="1"/></text:span><text:span text:style-name="ATCARegularFNCalibriFS11">im</text:span><text:span text:style-name="ATCARegularFNCalibriFS11"><text:s text:c="1"/></text:span><text:span text:style-name="ATCABoldItalicFNCalibriFS11">AODL</text:span><text:span text:style-name="ATCARegularFNCalibriFS11">-Namensraum.</text:span></text:p>
        </text:list-item>
        <text:list-item>
          <text:p text:style-name="PFALeftTListItem"><text:span text:style-name="ATCARegularFNCalibriFS11">Und</text:span><text:span text:style-name="ATCARegularFNCalibriFS11"><text:s text:c="1"/></text:span><text:span text:style-name="ATCARegularFNCalibriFS11">über</text:span><text:span text:style-name="ATCARegularFNCalibriFS11"><text:s text:c="1"/></text:span><text:span text:style-name="ATCARegularFNCalibriFS11">alle</text:span><text:span text:style-name="ATCARegularFNCalibriFS11"><text:s text:c="1"/></text:span><text:span text:style-name="ATCARegularFNCalibriFS11">Objekthierarchien.</text:span><text:span text:style-name="ATCARegularFNCalibriFS11"><text:s text:c="1"/></text:span><text:span text:style-name="ATCARegularFNCalibriFS11">Daher</text:span><text:span text:style-name="ATCARegularFNCalibriFS11"><text:s text:c="1"/></text:span><text:span text:style-name="ATCARegularFNCalibriFS11">auch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langatmige</text:span><text:span text:style-name="ATCARegularFNCalibriFS11"><text:s text:c="1"/></text:span><text:span text:style-name="ATCARegularFNCalibriFS11">Code</text:span><text:span text:style-name="ATCARegularFNCalibriFS11"><text:s text:c="1"/></text:span><text:span text:style-name="ATCARegularFNCalibriFS11">zum</text:span><text:span text:style-name="ATCARegularFNCalibriFS11"><text:s text:c="1"/></text:span><text:span text:style-name="ATCARegularFNCalibriFS11">Beispiel</text:span><text:span text:style-name="ATCARegularFNCalibriFS11"><text:s text:c="1"/></text:span><text:span text:style-name="ATCARegularFNCalibriFS11">in</text:span><text:span text:style-name="ATCARegularFNCalibriFS11"><text:s text:c="1"/></text:span><text:a xlink:href="#LPARAGRAPHFORMAT">Paragraphen erzeugen</text:a>, Seite <text:bookmark-ref text:reference-format="page" text:ref-name="LPARAGRAPHFORMAT">LPARAGRAPHFORMAT</text:bookmark-ref><text:span text:style-name="ATCARegularFNCalibriFS11">.</text:span></text:p>
        </text:list-item>
      </text:list>
      <text:p text:style-name="PFALeftTArticle"><text:span text:style-name="ATCARegularFNCalibriFS11">Die</text:span><text:span text:style-name="ATCARegularFNCalibriFS11"><text:s text:c="1"/></text:span><text:span text:style-name="ATCARegularFNCalibriFS11">Ursache</text:span><text:span text:style-name="ATCARegularFNCalibriFS11"><text:s text:c="1"/></text:span><text:span text:style-name="ATCARegularFNCalibriFS11">ist</text:span><text:span text:style-name="ATCARegularFNCalibriFS11"><text:s text:c="1"/></text:span><text:span text:style-name="ATCARegularFNCalibriFS11">mir</text:span><text:span text:style-name="ATCARegularFNCalibriFS11"><text:s text:c="1"/></text:span><text:span text:style-name="ATCARegularFNCalibriFS11">nicht</text:span><text:span text:style-name="ATCARegularFNCalibriFS11"><text:s text:c="1"/></text:span><text:span text:style-name="ATCARegularFNCalibriFS11">bekannt.</text:span></text:p>
      <text:p text:style-name="PFALeftTCode"><text:span text:style-name="ATCARegularFNCourierNewFS11">Paragraph</text:span><text:span text:style-name="ATCARegularFNCourierNewFS11"><text:s text:c="1"/></text:span><text:span text:style-name="ATCARegularFNCourierNewFS11">p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Paragraph</text:span><text:span text:style-name="ATCARegularFNCourierNewFS11"><text:s text:c="1"/></text:span><text:span text:style-name="ATCARegularFNCourierNewFS11">(...);</text:span><text:line-break/><text:span text:style-name="ATCARegularFNCourierNewFS11">ParagraphStyle</text:span><text:span text:style-name="ATCARegularFNCourierNewFS11"><text:s text:c="1"/></text:span><text:span text:style-name="ATCARegularFNCourierNewFS11">pstyle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ParagraphStyle</text:span><text:span text:style-name="ATCARegularFNCourierNewFS11">(....);</text:span><text:line-break/><text:span text:style-name="ATCABoldFNCourierNewFS11">//</text:span><text:span text:style-name="ATCABoldFNCourierNewFS11"><text:s text:c="1"/></text:span><text:span text:style-name="ATCABoldFNCourierNewFS11">Funktioniert</text:span><text:span text:style-name="ATCABoldFNCourierNewFS11"><text:s text:c="1"/></text:span><text:span text:style-name="ATCABoldFNCourierNewFS11">nicht!</text:span><text:line-break/><text:span text:style-name="ATCARegularFNCourierNewFS11">p.ParagraphStyle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pstyle;</text:span><text:line-break/></text:p>
      <text:p text:style-name="PFALeftTArticle"><text:span text:style-name="ATCARegularFNCalibriFS11">Dieser</text:span><text:span text:style-name="ATCARegularFNCalibriFS11"><text:s text:c="1"/></text:span><text:span text:style-name="ATCARegularFNCalibriFS11">Code</text:span><text:span text:style-name="ATCARegularFNCalibriFS11"><text:s text:c="1"/></text:span><text:span text:style-name="ATCARegularFNCalibriFS11">funktioniert</text:span><text:span text:style-name="ATCARegularFNCalibriFS11"><text:s text:c="1"/></text:span><text:span text:style-name="ATCARegularFNCalibriFS11">hingegen.</text:span></text:p>
      <text:p text:style-name="PFALeftTCode"><text:span text:style-name="ATCARegularFNCourierNewFS11">Paragraph</text:span><text:span text:style-name="ATCARegularFNCourierNewFS11"><text:s text:c="1"/></text:span><text:span text:style-name="ATCARegularFNCourierNewFS11">p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Paragraph</text:span><text:span text:style-name="ATCARegularFNCourierNewFS11"><text:s text:c="1"/></text:span><text:span text:style-name="ATCARegularFNCourierNewFS11">(...);</text:span><text:line-break/><text:span text:style-name="ATCABoldFNCourierNewFS11">//</text:span><text:span text:style-name="ATCABoldFNCourierNewFS11"><text:s text:c="1"/></text:span><text:span text:style-name="ATCABoldFNCourierNewFS11">Funktioniert!</text:span><text:line-break/><text:span text:style-name="ATCARegularFNCourierNewFS11">p.ParagraphStyle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ParagraphStyle</text:span><text:span text:style-name="ATCARegularFNCourierNewFS11">(....);</text:span><text:line-break/></text:p>
      <text:h text:style-name="Heading_20_3" text:outline-level="3">1.1.3 Style<text:bookmark text:name="L02C627C088D90EF6"/></text:h>
      <text:p text:style-name="PFALeftTArticle"><text:span text:style-name="ATCARegularFNCalibriFS11">Für</text:span><text:span text:style-name="ATCARegularFNCalibriFS11"><text:s text:c="1"/></text:span><text:span text:style-name="ATCARegularFNCalibriFS11">jeden</text:span><text:span text:style-name="ATCARegularFNCalibriFS11"><text:s text:c="1"/></text:span><text:span text:style-name="ATCARegularFNCalibriFS11">angelegten</text:span><text:span text:style-name="ATCARegularFNCalibriFS11"><text:s text:c="1"/></text:span><text:span text:style-name="ATCARegularFNCalibriFS11">Style</text:span><text:span text:style-name="ATCARegularFNCalibriFS11"><text:s text:c="1"/></text:span><text:span text:style-name="ATCARegularFNCalibriFS11">muss</text:span><text:span text:style-name="ATCARegularFNCalibriFS11"><text:s text:c="1"/></text:span><text:span text:style-name="ATCARegularFNCalibriFS11">ein</text:span><text:span text:style-name="ATCARegularFNCalibriFS11"><text:s text:c="1"/></text:span><text:span text:style-name="ATCARegularFNCalibriFS11">ein-eindeutiger</text:span><text:span text:style-name="ATCARegularFNCalibriFS11"><text:s text:c="1"/></text:span><text:span text:style-name="ATCARegularFNCalibriFS11">Name</text:span><text:span text:style-name="ATCARegularFNCalibriFS11"><text:s text:c="1"/></text:span><text:span text:style-name="ATCARegularFNCalibriFS11">verwendet</text:span><text:span text:style-name="ATCARegularFNCalibriFS11"><text:s text:c="1"/></text:span><text:span text:style-name="ATCARegularFNCalibriFS11">werden.</text:span><text:span text:style-name="ATCARegularFNCalibriFS11"><text:s text:c="1"/></text:span><text:span text:style-name="ATCARegularFNCalibriFS11">Andernfalls</text:span><text:span text:style-name="ATCARegularFNCalibriFS11"><text:s text:c="1"/></text:span><text:span text:style-name="ATCARegularFNCalibriFS11">geht</text:span><text:span text:style-name="ATCARegularFNCalibriFS11"><text:s text:c="1"/></text:span><text:span text:style-name="ATCARegularFNCalibriFS11">es</text:span><text:span text:style-name="ATCARegularFNCalibriFS11"><text:s text:c="1"/></text:span><text:span text:style-name="ATCARegularFNCalibriFS11">im</text:span><text:span text:style-name="ATCARegularFNCalibriFS11"><text:s text:c="1"/></text:span><text:span text:style-name="ATCARegularFNCalibriFS11">Dokument</text:span><text:span text:style-name="ATCARegularFNCalibriFS11"><text:s text:c="1"/></text:span><text:span text:style-name="ATCARegularFNCalibriFS11">später</text:span><text:span text:style-name="ATCARegularFNCalibriFS11"><text:s text:c="1"/></text:span><text:span text:style-name="ATCARegularFNCalibriFS11">drunter</text:span><text:span text:style-name="ATCARegularFNCalibriFS11"><text:s text:c="1"/></text:span><text:span text:style-name="ATCARegularFNCalibriFS11">und</text:span><text:span text:style-name="ATCARegularFNCalibriFS11"><text:s text:c="1"/></text:span><text:span text:style-name="ATCARegularFNCalibriFS11">drüber.</text:span></text:p>
      <text:p text:style-name="PFALeftTArticle"><text:span text:style-name="ATCARegularFNCalibriFS11">Ich</text:span><text:span text:style-name="ATCARegularFNCalibriFS11"><text:s text:c="1"/></text:span><text:span text:style-name="ATCARegularFNCalibriFS11">verwende</text:span><text:span text:style-name="ATCARegularFNCalibriFS11"><text:s text:c="1"/></text:span><text:span text:style-name="ATCARegularFNCalibriFS11">deswegen</text:span><text:span text:style-name="ATCARegularFNCalibriFS11"><text:s text:c="1"/></text:span><text:span text:style-name="ATCARegularFNCalibriFS11">überwiegend</text:span><text:span text:style-name="ATCARegularFNCalibriFS11"><text:s text:c="1"/></text:span><text:span text:style-name="ATCARegularFNCalibriFS11">generische</text:span><text:span text:style-name="ATCARegularFNCalibriFS11"><text:s text:c="1"/></text:span><text:span text:style-name="ATCARegularFNCalibriFS11">Namen.</text:span></text:p>
      <text:h text:style-name="Heading_20_2" text:outline-level="2">1.2 Eigene Typen<text:bookmark text:name="L02C6278D88D90EF6"/></text:h>
      <text:p text:style-name="PFALeftTArticle"><text:span text:style-name="ATCARegularFNCalibriFS11">Die</text:span><text:span text:style-name="ATCARegularFNCalibriFS11"><text:s text:c="1"/></text:span><text:span text:style-name="ATCARegularFNCalibriFS11">Beispiele</text:span><text:span text:style-name="ATCARegularFNCalibriFS11"><text:s text:c="1"/></text:span><text:span text:style-name="ATCARegularFNCalibriFS11">verwenden</text:span><text:span text:style-name="ATCARegularFNCalibriFS11"><text:s text:c="1"/></text:span><text:span text:style-name="ATCARegularFNCalibriFS11">nicht</text:span><text:span text:style-name="ATCARegularFNCalibriFS11"><text:s text:c="1"/></text:span><text:span text:style-name="ATCARegularFNCalibriFS11">weiter</text:span><text:span text:style-name="ATCARegularFNCalibriFS11"><text:s text:c="1"/></text:span><text:span text:style-name="ATCARegularFNCalibriFS11">definierte</text:span><text:span text:style-name="ATCARegularFNCalibriFS11"><text:s text:c="1"/></text:span><text:span text:style-name="ATCARegularFNCalibriFS11">Datentypen.</text:span><text:span text:style-name="ATCARegularFNCalibriFS11"><text:s text:c="1"/></text:span><text:span text:style-name="ATCARegularFNCalibriFS11">Das</text:span><text:span text:style-name="ATCARegularFNCalibriFS11"><text:s text:c="1"/></text:span><text:span text:style-name="ATCARegularFNCalibriFS11">tut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Lesbarkeit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Beispiele</text:span><text:span text:style-name="ATCARegularFNCalibriFS11"><text:s text:c="1"/></text:span><text:span text:style-name="ATCARegularFNCalibriFS11">jedoch</text:span><text:span text:style-name="ATCARegularFNCalibriFS11"><text:s text:c="1"/></text:span><text:span text:style-name="ATCARegularFNCalibriFS11">keinen</text:span><text:span text:style-name="ATCARegularFNCalibriFS11"><text:s text:c="1"/></text:span><text:span text:style-name="ATCARegularFNCalibriFS11">Abbruch.</text:span></text:p>
      <text:p text:style-name="PFALeftTCapitals"><text:span text:style-name="">Text</text:span></text:p>
      <text:p text:style-name="PFALeftTArticle"><text:span text:style-name="ATCAItalicFNCalibriFS11">Text</text:span><text:span text:style-name="ATCARegularFNCalibriFS11"><text:s text:c="1"/></text:span><text:span text:style-name="ATCARegularFNCalibriFS11">ist</text:span><text:span text:style-name="ATCARegularFNCalibriFS11"><text:s text:c="1"/></text:span><text:span text:style-name="ATCARegularFNCalibriFS11">eine</text:span><text:span text:style-name="ATCARegularFNCalibriFS11"><text:s text:c="1"/></text:span><text:span text:style-name="ATCARegularFNCalibriFS11">Eigenentwicklung,</text:span><text:span text:style-name="ATCARegularFNCalibriFS11"><text:s text:c="1"/></text:span><text:span text:style-name="ATCARegularFNCalibriFS11">im</text:span><text:span text:style-name="ATCARegularFNCalibriFS11"><text:s text:c="1"/></text:span><text:span text:style-name="ATCARegularFNCalibriFS11">Prinzip</text:span><text:span text:style-name="ATCARegularFNCalibriFS11"><text:s text:c="1"/></text:span><text:span text:style-name="ATCARegularFNCalibriFS11">eine</text:span><text:span text:style-name="ATCARegularFNCalibriFS11"><text:s text:c="1"/></text:span><text:span text:style-name="ATCARegularFNCalibriFS11">Kreuzung</text:span><text:span text:style-name="ATCARegularFNCalibriFS11"><text:s text:c="1"/></text:span><text:span text:style-name="ATCARegularFNCalibriFS11">von</text:span><text:span text:style-name="ATCARegularFNCalibriFS11"><text:s text:c="1"/></text:span><text:span text:style-name="ATCAItalicFNCalibriFS11">StringBuilder</text:span><text:span text:style-name="ATCARegularFNCalibriFS11"><text:s text:c="1"/></text:span><text:span text:style-name="ATCARegularFNCalibriFS11">und</text:span><text:span text:style-name="ATCARegularFNCalibriFS11"><text:s text:c="1"/></text:span><text:span text:style-name="ATCAItalicFNCalibriFS11">String</text:span><text:span text:style-name="ATCARegularFNCalibriFS11">.</text:span></text:p>
      <text:p text:style-name="PFALeftTCapitals"><text:span text:style-name="">ContentNode</text:span></text:p>
      <text:p text:style-name="PFALeftTArticle"><text:span text:style-name="ATCARegularFNCalibriFS11">Ein</text:span><text:span text:style-name="ATCARegularFNCalibriFS11"><text:s text:c="1"/></text:span><text:span text:style-name="ATCARegularFNCalibriFS11">Knoten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ItalicFNCalibriFS11">Documenter</text:span><text:span text:style-name="ATCARegularFNCalibriFS11">,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einen</text:span><text:span text:style-name="ATCARegularFNCalibriFS11"><text:s text:c="1"/></text:span><text:span text:style-name="ATCARegularFNCalibriFS11">Inhalt</text:span><text:span text:style-name="ATCARegularFNCalibriFS11"><text:s text:c="1"/></text:span><text:span text:style-name="ATCARegularFNCalibriFS11">inkl.</text:span><text:span text:style-name="ATCARegularFNCalibriFS11"><text:s text:c="1"/></text:span><text:span text:style-name="ATCARegularFNCalibriFS11">Formatierungsangaben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RegularFNCalibriFS11">Form</text:span><text:span text:style-name="ATCARegularFNCalibriFS11"><text:s text:c="1"/></text:span><text:span text:style-name="ATCARegularFNCalibriFS11">von</text:span><text:span text:style-name="ATCARegularFNCalibriFS11"><text:s text:c="1"/></text:span><text:a xlink:href="#LSNIPPET">Snippet</text:a>, Seite <text:bookmark-ref text:reference-format="page" text:ref-name="LSNIPPET">LSNIPPET</text:bookmark-ref><text:span text:style-name="ATCARegularFNCalibriFS11">s</text:span><text:span text:style-name="ATCARegularFNCalibriFS11"><text:s text:c="1"/></text:span><text:span text:style-name="ATCARegularFNCalibriFS11">enthält.</text:span></text:p>
      <text:p text:style-name="PFALeftTCapitals"><text:span text:style-name="">Snippet</text:span></text:p>
      <text:p text:style-name="PFALeftTArticle"><text:span text:style-name="ATCARegularFNCalibriFS11">Ein</text:span><text:span text:style-name="ATCARegularFNCalibriFS11"><text:s text:c="1"/></text:span><text:span text:style-name="ATCARegularFNCalibriFS11">Snippet</text:span><text:span text:style-name="ATCARegularFNCalibriFS11"><text:s text:c="1"/></text:span><text:span text:style-name="ATCARegularFNCalibriFS11">ist</text:span><text:span text:style-name="ATCARegularFNCalibriFS11"><text:s text:c="1"/></text:span><text:span text:style-name="ATCARegularFNCalibriFS11">ein</text:span><text:span text:style-name="ATCARegularFNCalibriFS11"><text:s text:c="1"/></text:span><text:span text:style-name="ATCARegularFNCalibriFS11">Schnipsel</text:span><text:span text:style-name="ATCARegularFNCalibriFS11"><text:s text:c="1"/></text:span><text:span text:style-name="ATCARegularFNCalibriFS11">Inhalt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RegularFNCalibriFS11">einem</text:span><text:span text:style-name="ATCARegularFNCalibriFS11"><text:s text:c="1"/></text:span><text:a xlink:href="#LCONTENTNODE">ContentNode</text:a>, Seite <text:bookmark-ref text:reference-format="page" text:ref-name="LCONTENTNODE">LCONTENTNODE</text:bookmark-ref><text:span text:style-name="ATCARegularFNCalibriFS11">.</text:span><text:span text:style-name="ATCARegularFNCalibriFS11"><text:s text:c="1"/></text:span><text:span text:style-name="ATCARegularFNCalibriFS11">Innerhalb</text:span><text:span text:style-name="ATCARegularFNCalibriFS11"><text:s text:c="1"/></text:span><text:span text:style-name="ATCARegularFNCalibriFS11">eines</text:span><text:span text:style-name="ATCARegularFNCalibriFS11"><text:s text:c="1"/></text:span><text:span text:style-name="ATCARegularFNCalibriFS11">Snippet</text:span><text:span text:style-name="ATCARegularFNCalibriFS11"><text:s text:c="1"/></text:span><text:span text:style-name="ATCARegularFNCalibriFS11">gibt</text:span><text:span text:style-name="ATCARegularFNCalibriFS11"><text:s text:c="1"/></text:span><text:span text:style-name="ATCARegularFNCalibriFS11">es</text:span><text:span text:style-name="ATCARegularFNCalibriFS11"><text:s text:c="1"/></text:span><text:span text:style-name="ATCARegularFNCalibriFS11">nur</text:span></text:p>
      <text:list text:style-name="LT">
        <text:list-item>
          <text:p text:style-name="PFALeftTListItem"><text:span text:style-name="ATCARegularFNCalibriFS11">eine</text:span><text:span text:style-name="ATCARegularFNCalibriFS11"><text:s text:c="1"/></text:span><text:span text:style-name="ATCARegularFNCalibriFS11">Formatierung</text:span></text:p>
        </text:list-item>
        <text:list-item>
          <text:p text:style-name="PFALeftTListItem"><text:span text:style-name="ATCARegularFNCalibriFS11">einen</text:span><text:span text:style-name="ATCARegularFNCalibriFS11"><text:s text:c="1"/></text:span><text:span text:style-name="ATCARegularFNCalibriFS11">Inhalts-Typen</text:span><text:span text:style-name="ATCARegularFNCalibriFS11"><text:s text:c="1"/></text:span><text:span text:style-name="ATCARegularFNCalibriFS11">(Text,</text:span><text:span text:style-name="ATCARegularFNCalibriFS11"><text:s text:c="1"/></text:span><text:span text:style-name="ATCARegularFNCalibriFS11">Bild,</text:span><text:span text:style-name="ATCARegularFNCalibriFS11"><text:s text:c="1"/></text:span><text:span text:style-name="ATCARegularFNCalibriFS11">Querverweis,</text:span><text:span text:style-name="ATCARegularFNCalibriFS11"><text:s text:c="1"/></text:span><text:span text:style-name="ATCARegularFNCalibriFS11">...)</text:span></text:p>
        </text:list-item>
      </text:list>
      <text:h text:style-name="Heading_20_2" text:outline-level="2">1.3 Usings<text:bookmark text:name="L02C6294188D90EF7"/></text:h>
      <text:p text:style-name="PFALeftTCode"><text:span text:style-name="ATCARegularFNCourierNewFS11">using</text:span><text:span text:style-name="ATCARegularFNCourierNewFS11"><text:s text:c="1"/></text:span><text:span text:style-name="ATCARegularFNCourierNewFS11">AODL.Document.Content.Draw;</text:span><text:line-break/><text:span text:style-name="ATCARegularFNCourierNewFS11">using</text:span><text:span text:style-name="ATCARegularFNCourierNewFS11"><text:s text:c="1"/></text:span><text:span text:style-name="ATCARegularFNCourierNewFS11">AODL.Document.Content.Text;</text:span><text:line-break/><text:span text:style-name="ATCARegularFNCourierNewFS11">using</text:span><text:span text:style-name="ATCARegularFNCourierNewFS11"><text:s text:c="1"/></text:span><text:span text:style-name="ATCARegularFNCourierNewFS11">AODL.Document.Content.Text.Indexes;</text:span><text:line-break/><text:span text:style-name="ATCARegularFNCourierNewFS11">using</text:span><text:span text:style-name="ATCARegularFNCourierNewFS11"><text:s text:c="1"/></text:span><text:span text:style-name="ATCARegularFNCourierNewFS11">AODL.Document.Content.Text.TextControl;</text:span><text:line-break/><text:span text:style-name="ATCARegularFNCourierNewFS11">using</text:span><text:span text:style-name="ATCARegularFNCourierNewFS11"><text:s text:c="1"/></text:span><text:span text:style-name="ATCARegularFNCourierNewFS11">AODL.Document.Styles;</text:span><text:line-break/><text:span text:style-name="ATCARegularFNCourierNewFS11">using</text:span><text:span text:style-name="ATCARegularFNCourierNewFS11"><text:s text:c="1"/></text:span><text:span text:style-name="ATCARegularFNCourierNewFS11">AODL.Document.Styles.MasterStyles;</text:span><text:line-break/><text:span text:style-name="ATCARegularFNCourierNewFS11">using</text:span><text:span text:style-name="ATCARegularFNCourierNewFS11"><text:s text:c="1"/></text:span><text:span text:style-name="ATCARegularFNCourierNewFS11">AODL.Document.TextDocuments;</text:span><text:line-break/><text:line-break/></text:p>
      <text:h text:style-name="Heading_20_1" text:outline-level="1">2 Beispiele<text:bookmark text:name="L02C6269888D90EF1"/></text:h>
      <text:p text:style-name="PFALeftTArticle"><text:span text:style-name="ATCARegularFNCalibriFS11">Die</text:span><text:span text:style-name="ATCARegularFNCalibriFS11"><text:s text:c="1"/></text:span><text:span text:style-name="ATCARegularFNCalibriFS11">Beispiele</text:span><text:span text:style-name="ATCARegularFNCalibriFS11"><text:s text:c="1"/></text:span><text:span text:style-name="ATCARegularFNCalibriFS11">entstammen</text:span><text:span text:style-name="ATCARegularFNCalibriFS11"><text:s text:c="1"/></text:span><text:span text:style-name="ATCARegularFNCalibriFS11">meinem</text:span><text:span text:style-name="ATCARegularFNCalibriFS11"><text:s text:c="1"/></text:span><text:span text:style-name="ATCARegularFNCalibriFS11">Projekt</text:span><text:span text:style-name="ATCARegularFNCalibriFS11"><text:s text:c="1"/></text:span><text:span text:style-name="ATCAItalicFNCalibriFS11">Documenter</text:span><text:span text:style-name="ATCARegularFNCalibriFS11">.</text:span></text:p>
      <text:p text:style-name="PFALeftTArticle"/>
      <text:h text:style-name="Heading_20_2" text:outline-level="2">2.1 Neues Dokument anlegen<text:bookmark text:name="L02C626FD88D90EF2"/></text:h>
      <text:p text:style-name="PFALeftTArticle"><text:span text:style-name="ATCARegularFNCalibriFS11">Der</text:span><text:span text:style-name="ATCARegularFNCalibriFS11"><text:s text:c="1"/></text:span><text:span text:style-name="ATCARegularFNCalibriFS11">Konstruktoraufruf</text:span><text:span text:style-name="ATCARegularFNCalibriFS11"><text:s text:c="1"/></text:span><text:span text:style-name="ATCARegularFNCalibriFS11">erledigt</text:span><text:span text:style-name="ATCARegularFNCalibriFS11"><text:s text:c="1"/></text:span><text:span text:style-name="ATCARegularFNCalibriFS11">den</text:span><text:span text:style-name="ATCARegularFNCalibriFS11"><text:s text:c="1"/></text:span><text:span text:style-name="ATCARegularFNCalibriFS11">(sonst)</text:span><text:span text:style-name="ATCARegularFNCalibriFS11"><text:s text:c="1"/></text:span><text:span text:style-name="ATCARegularFNCalibriFS11">notwendigen</text:span><text:span text:style-name="ATCARegularFNCalibriFS11"><text:s text:c="1"/></text:span><text:span text:style-name="ATCAItalicFNCalibriFS11">New</text:span><text:span text:style-name="ATCARegularFNCalibriFS11">-Aufruf</text:span><text:span text:style-name="ATCARegularFNCalibriFS11"><text:s text:c="1"/></text:span><text:span text:style-name="ATCARegularFNCalibriFS11">gleich</text:span><text:span text:style-name="ATCARegularFNCalibriFS11"><text:s text:c="1"/></text:span><text:span text:style-name="ATCARegularFNCalibriFS11">mit.</text:span></text:p>
      <text:p text:style-name="PFALeftTCode"><text:span text:style-name="ATCARegularFNCourierNewFS11">//</text:span><text:span text:style-name="ATCARegularFNCourierNewFS11"><text:s text:c="1"/></text:span><text:span text:style-name="ATCARegularFNCourierNewFS11">Initialisieren</text:span><text:line-break/><text:span text:style-name="ATCARegularFNCourierNewFS11">OpenDocumentSequencer.OpenDocument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TextDocument</text:span><text:span text:style-name="ATCARegularFNCourierNewFS11"><text:s text:c="1"/></text:span><text:span text:style-name="ATCARegularFNCourierNewFS11">();</text:span><text:line-break/><text:line-break/></text:p>
      <text:h text:style-name="Heading_20_2" text:outline-level="2">2.2 Paragraphen erzeugen<text:bookmark text:name="LPARAGRAPHFORMAT"/></text:h>
      <text:p text:style-name="PFALeftTArticle"><text:span text:style-name="ATCARegularFNCalibriFS11">Erzeugt</text:span><text:span text:style-name="ATCARegularFNCalibriFS11"><text:s text:c="1"/></text:span><text:span text:style-name="ATCARegularFNCalibriFS11">ein</text:span><text:span text:style-name="ATCARegularFNCalibriFS11"><text:s text:c="1"/></text:span><text:span text:style-name="ATCAItalicFNCalibriFS11">Paragraph</text:span><text:span text:style-name="ATCARegularFNCalibriFS11"><text:s text:c="1"/></text:span><text:span text:style-name="ATCARegularFNCalibriFS11">Objekt</text:span><text:span text:style-name="ATCARegularFNCalibriFS11"><text:s text:c="1"/></text:span><text:span text:style-name="ATCARegularFNCalibriFS11">mit</text:span><text:span text:style-name="ATCARegularFNCalibriFS11"><text:s text:c="1"/></text:span><text:span text:style-name="ATCARegularFNCalibriFS11">einem</text:span><text:span text:style-name="ATCARegularFNCalibriFS11"><text:s text:c="1"/></text:span><text:span text:style-name="ATCARegularFNCalibriFS11">eindeutigem</text:span><text:span text:style-name="ATCARegularFNCalibriFS11"><text:s text:c="1"/></text:span><text:span text:style-name="ATCARegularFNCalibriFS11">generischen</text:span><text:span text:style-name="ATCARegularFNCalibriFS11"><text:s text:c="1"/></text:span><text:span text:style-name="ATCARegularFNCalibriFS11">Namen</text:span><text:span text:style-name="ATCARegularFNCalibriFS11"><text:s text:c="1"/></text:span><text:span text:style-name="ATCARegularFNCalibriFS11">für</text:span><text:span text:style-name="ATCARegularFNCalibriFS11"><text:s text:c="1"/></text:span><text:span text:style-name="ATCARegularFNCalibriFS11">den</text:span><text:span text:style-name="ATCARegularFNCalibriFS11"><text:s text:c="1"/></text:span><text:span text:style-name="ATCAItalicFNCalibriFS11">Style</text:span><text:span text:style-name="ATCARegularFNCalibriFS11">.</text:span></text:p>
      <text:p text:style-name="PFALeftTCode"><text:span text:style-name="ATCARegularFNCourierNewFS10">private</text:span><text:span text:style-name="ATCARegularFNCourierNewFS10"><text:s text:c="1"/></text:span><text:span text:style-name="ATCARegularFNCourierNewFS10">Paragraph</text:span><text:span text:style-name="ATCARegularFNCourierNewFS10"><text:s text:c="1"/></text:span><text:span text:style-name="ATCARegularFNCourierNewFS10">ParagraphFormat</text:span><text:span text:style-name="ATCARegularFNCourierNewFS10"><text:s text:c="1"/></text:span><text:span text:style-name="ATCARegularFNCourierNewFS10">(ContentNode</text:span><text:span text:style-name="ATCARegularFNCourierNewFS10"><text:s text:c="1"/></text:span><text:span text:style-name="ATCARegularFNCourierNewFS10">Paragraph)</text:span><text:span text:style-name="ATCARegularFNCourierNewFS10"><text:s text:c="1"/></text:span><text:span text:style-name="ATCARegularFNCourierNewFS10">{</text:span><text:line-break/><text:span text:style-name="ATCARegularFNCourierNewFS10"><text:s text:c="4"/></text:span><text:span text:style-name="ATCARegularFNCourierNewFS10">Text</text:span><text:span text:style-name="ATCARegularFNCourierNewFS10"><text:s text:c="1"/></text:span><text:span text:style-name="ATCARegularFNCourierNewFS10">text;</text:span><text:line-break/><text:span text:style-name="ATCARegularFNCourierNewFS10"><text:s text:c="4"/></text:span><text:span text:style-name="ATCARegularFNCourierNewFS10">string</text:span><text:span text:style-name="ATCARegularFNCourierNewFS10"><text:s text:c="1"/></text:span><text:span text:style-name="ATCARegularFNCourierNewFS10">style_name;</text:span><text:line-break/><text:span text:style-name="ATCARegularFNCourierNewFS10"><text:s text:c="4"/></text:span><text:span text:style-name="ATCARegularFNCourierNewFS10">AODL.Document.Content.Text.Paragraph</text:span><text:span text:style-name="ATCARegularFNCourierNewFS10"><text:s text:c="1"/></text:span><text:span text:style-name="ATCARegularFNCourierNewFS10">p;</text:span><text:line-break/><text:line-break/><text:span text:style-name="ATCARegularFNCourierNewFS10"><text:s text:c="4"/></text:span><text:span text:style-name="ATCARegularFNCourierNewFS10">text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new</text:span><text:span text:style-name="ATCARegularFNCourierNewFS10"><text:s text:c="1"/></text:span><text:span text:style-name="ATCARegularFNCourierNewFS10">Text</text:span><text:span text:style-name="ATCARegularFNCourierNewFS10"><text:s text:c="1"/></text:span><text:span text:style-name="ATCARegularFNCourierNewFS10">(</text:span><text:span text:style-name="ATCARegularFNCourierNewFS10">"PF"</text:span><text:span text:style-name="ATCARegularFNCourierNewFS10">);</text:span><text:line-break/><text:span text:style-name="ATCARegularFNCourierNewFS10"><text:s text:c="4"/></text:span><text:span text:style-name="ATCARegularFNCourierNewFS10">text.Append</text:span><text:span text:style-name="ATCARegularFNCourierNewFS10"><text:s text:c="1"/></text:span><text:span text:style-name="ATCARegularFNCourierNewFS10">(</text:span><text:span text:style-name="ATCARegularFNCourierNewFS10">"A"</text:span><text:span text:style-name="ATCARegularFNCourierNewFS10">,</text:span><text:span text:style-name="ATCARegularFNCourierNewFS10"><text:s text:c="1"/></text:span><text:span text:style-name="ATCARegularFNCourierNewFS10">Paragraph.HorizontalAlignment.ToString</text:span><text:span text:style-name="ATCARegularFNCourierNewFS10"><text:s text:c="1"/></text:span><text:span text:style-name="ATCARegularFNCourierNewFS10">(),</text:span><text:line-break/><text:span text:style-name="ATCARegularFNCourierNewFS10"><text:s text:c="8"/></text:span><text:span text:style-name="ATCARegularFNCourierNewFS10">"T"</text:span><text:span text:style-name="ATCARegularFNCourierNewFS10">,</text:span><text:span text:style-name="ATCARegularFNCourierNewFS10"><text:s text:c="1"/></text:span><text:span text:style-name="ATCARegularFNCourierNewFS10">Paragraph.ContentType);</text:span><text:line-break/><text:span text:style-name="ATCARegularFNCourierNewFS10"><text:s text:c="4"/></text:span><text:span text:style-name="ATCARegularFNCourierNewFS10">text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text.RemoveAllChar</text:span><text:span text:style-name="ATCARegularFNCourierNewFS10"><text:s text:c="1"/></text:span><text:span text:style-name="ATCARegularFNCourierNewFS10">(</text:span><text:span text:style-name="ATCARegularFNCourierNewFS10">false</text:span><text:span text:style-name="ATCARegularFNCourierNewFS10">,</text:span><text:span text:style-name="ATCARegularFNCourierNewFS10"><text:s text:c="1"/></text:span><text:span text:style-name="ATCARegularFNCourierNewFS10">'</text:span><text:span text:style-name="ATCARegularFNCourierNewFS10"><text:s text:c="1"/></text:span><text:span text:style-name="ATCARegularFNCourierNewFS10">'</text:span><text:span text:style-name="ATCARegularFNCourierNewFS10">,</text:span><text:span text:style-name="ATCARegularFNCourierNewFS10"><text:s text:c="1"/></text:span><text:span text:style-name="ATCARegularFNCourierNewFS10">','</text:span><text:span text:style-name="ATCARegularFNCourierNewFS10">);</text:span><text:line-break/><text:span text:style-name="ATCARegularFNCourierNewFS10"><text:s text:c="4"/></text:span><text:span text:style-name="ATCARegularFNCourierNewFS10">style_name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text.ToString</text:span><text:span text:style-name="ATCARegularFNCourierNewFS10"><text:s text:c="1"/></text:span><text:span text:style-name="ATCARegularFNCourierNewFS10">();</text:span><text:line-break/><text:line-break/><text:span text:style-name="ATCARegularFNCourierNewFS10"><text:s text:c="4"/></text:span><text:span text:style-name="ATCARegularFNCourierNewFS10">p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new</text:span><text:span text:style-name="ATCARegularFNCourierNewFS10"><text:s text:c="1"/></text:span><text:span text:style-name="ATCARegularFNCourierNewFS10">AODL.Document.Content.Text.Paragraph</text:span><text:span text:style-name="ATCARegularFNCourierNewFS10"><text:s text:c="1"/></text:span><text:span text:style-name="ATCARegularFNCourierNewFS10">(OpenDocument,</text:span><text:span text:style-name="ATCARegularFNCourierNewFS10"><text:s text:c="1"/></text:span><text:span text:style-name="ATCARegularFNCourierNewFS10">style_name);</text:span><text:line-break/><text:span text:style-name="ATCARegularFNCourierNewFS10"><text:s text:c="4"/></text:span><text:span text:style-name="ATCARegularFNCourierNewFS10">if</text:span><text:span text:style-name="ATCARegularFNCourierNewFS10"><text:s text:c="1"/></text:span><text:span text:style-name="ATCARegularFNCourierNewFS10">(Paragraph.HorizontalAlignment</text:span><text:span text:style-name="ATCARegularFNCourierNewFS10"><text:s text:c="1"/></text:span><text:span text:style-name="ATCARegularFNCourierNewFS10">==</text:span><text:span text:style-name="ATCARegularFNCourierNewFS10"><text:s text:c="1"/></text:span><text:span text:style-name="ATCARegularFNCourierNewFS10">HorizontalAlignment.Right)</text:span><text:line-break/><text:span text:style-name="ATCARegularFNCourierNewFS10"><text:s text:c="8"/></text:span><text:span text:style-name="ATCARegularFNCourierNewFS10">p.ParagraphStyle.ParagraphProperties.Alignment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"end"</text:span><text:span text:style-name="ATCARegularFNCourierNewFS10">;</text:span><text:line-break/><text:span text:style-name="ATCARegularFNCourierNewFS10"><text:s text:c="4"/></text:span><text:span text:style-name="ATCARegularFNCourierNewFS10">if</text:span><text:span text:style-name="ATCARegularFNCourierNewFS10"><text:s text:c="1"/></text:span><text:span text:style-name="ATCARegularFNCourierNewFS10">(Paragraph.HorizontalAlignment</text:span><text:span text:style-name="ATCARegularFNCourierNewFS10"><text:s text:c="1"/></text:span><text:span text:style-name="ATCARegularFNCourierNewFS10">==</text:span><text:span text:style-name="ATCARegularFNCourierNewFS10"><text:s text:c="1"/></text:span><text:span text:style-name="ATCARegularFNCourierNewFS10">HorizontalAlignment.Center)</text:span><text:line-break/><text:span text:style-name="ATCARegularFNCourierNewFS10"><text:s text:c="8"/></text:span><text:span text:style-name="ATCARegularFNCourierNewFS10">p.ParagraphStyle.ParagraphProperties.Alignment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"center"</text:span><text:span text:style-name="ATCARegularFNCourierNewFS10">;</text:span><text:line-break/><text:span text:style-name="ATCARegularFNCourierNewFS10"><text:s text:c="4"/></text:span><text:span text:style-name="ATCARegularFNCourierNewFS10">if</text:span><text:span text:style-name="ATCARegularFNCourierNewFS10"><text:s text:c="1"/></text:span><text:span text:style-name="ATCARegularFNCourierNewFS10">(Paragraph.HorizontalAlignment</text:span><text:span text:style-name="ATCARegularFNCourierNewFS10"><text:s text:c="1"/></text:span><text:span text:style-name="ATCARegularFNCourierNewFS10">==</text:span><text:span text:style-name="ATCARegularFNCourierNewFS10"><text:s text:c="1"/></text:span><text:span text:style-name="ATCARegularFNCourierNewFS10">HorizontalAlignment.Stretch)</text:span><text:line-break/><text:span text:style-name="ATCARegularFNCourierNewFS10"><text:s text:c="8"/></text:span><text:span text:style-name="ATCARegularFNCourierNewFS10">p.ParagraphStyle.ParagraphProperties.Alignment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"justify"</text:span><text:span text:style-name="ATCARegularFNCourierNewFS10">;</text:span><text:line-break/><text:span text:style-name="ATCARegularFNCourierNewFS10"><text:s text:c="4"/></text:span><text:span text:style-name="ATCARegularFNCourierNewFS10">if</text:span><text:span text:style-name="ATCARegularFNCourierNewFS10"><text:s text:c="1"/></text:span><text:span text:style-name="ATCARegularFNCourierNewFS10">(Paragraph.ContentType</text:span><text:span text:style-name="ATCARegularFNCourierNewFS10"><text:s text:c="1"/></text:span><text:span text:style-name="ATCARegularFNCourierNewFS10">==</text:span><text:span text:style-name="ATCARegularFNCourierNewFS10"><text:s text:c="1"/></text:span><text:span text:style-name="ATCARegularFNCourierNewFS10">ContentType.Capitals)</text:span><text:line-break/><text:span text:style-name="ATCARegularFNCourierNewFS10"><text:s text:c="8"/></text:span><text:span text:style-name="ATCARegularFNCourierNewFS10">p.ParagraphStyle.TextProperties.Capitalize</text:span><text:span text:style-name="ATCARegularFNCourierNewFS10"><text:s text:c="1"/></text:span><text:span text:style-name="ATCARegularFNCourierNewFS10">=</text:span><text:span text:style-name="ATCARegularFNCourierNewFS10"><text:s text:c="1"/></text:span><text:span text:style-name="ATCARegularFNCourierNewFS10">"small-caps"</text:span><text:span text:style-name="ATCARegularFNCourierNewFS10">;</text:span><text:line-break/><text:span text:style-name="ATCARegularFNCourierNewFS10"><text:s text:c="4"/></text:span><text:span text:style-name="ATCARegularFNCourierNewFS10">return</text:span><text:span text:style-name="ATCARegularFNCourierNewFS10"><text:s text:c="1"/></text:span><text:span text:style-name="ATCARegularFNCourierNewFS10">p;</text:span><text:line-break/><text:span text:style-name="ATCARegularFNCourierNewFS10">}</text:span><text:line-break/><text:line-break/></text:p>
      <text:h text:style-name="Heading_20_2" text:outline-level="2">2.3 Leerzeichen, WhiteSpace, Tab<text:bookmark text:name="LWHITESPACE"/></text:h>
      <text:p text:style-name="PFALeftTArticle"><text:span text:style-name="ATCARegularFNCalibriFS11">Der</text:span><text:span text:style-name="ATCARegularFNCalibriFS11"><text:s text:c="1"/></text:span><text:span text:style-name="ATCARegularFNCalibriFS11">Code</text:span><text:span text:style-name="ATCARegularFNCalibriFS11"><text:s text:c="1"/></text:span><text:span text:style-name="ATCARegularFNCalibriFS11">wurde</text:span><text:span text:style-name="ATCARegularFNCalibriFS11"><text:s text:c="1"/></text:span><text:span text:style-name="ATCARegularFNCalibriFS11">von</text:span><text:span text:style-name="ATCARegularFNCalibriFS11"><text:s text:c="1"/></text:span><text:span text:style-name="ATCARegularFNCalibriFS11">mir</text:span><text:span text:style-name="ATCARegularFNCalibriFS11"><text:s text:c="1"/></text:span><text:span text:style-name="ATCARegularFNCalibriFS11">stark</text:span><text:span text:style-name="ATCARegularFNCalibriFS11"><text:s text:c="1"/></text:span><text:span text:style-name="ATCARegularFNCalibriFS11">verändert:</text:span><text:span text:style-name="ATCARegularFNCalibriFS11"><text:s text:c="1"/></text:span><text:span text:style-name="ATCARegularFNCalibriFS11">Ohne</text:span><text:span text:style-name="ATCARegularFNCalibriFS11"><text:s text:c="1"/></text:span><text:span text:style-name="ATCARegularFNCalibriFS11">Angabe</text:span><text:span text:style-name="ATCARegularFNCalibriFS11"><text:s text:c="1"/></text:span><text:span text:style-name="ATCARegularFNCalibriFS11">eines</text:span><text:span text:style-name="ATCARegularFNCalibriFS11"><text:s text:c="1"/></text:span><text:span text:style-name="ATCAItalicFNCalibriFS11">Style</text:span><text:span text:style-name="ATCARegularFNCalibriFS11"><text:s text:c="1"/></text:span><text:span text:style-name="ATCARegularFNCalibriFS11">wird</text:span><text:span text:style-name="ATCARegularFNCalibriFS11"><text:s text:c="1"/></text:span><text:span text:style-name="ATCARegularFNCalibriFS11">sonst</text:span><text:span text:style-name="ATCARegularFNCalibriFS11"><text:s text:c="1"/></text:span><text:span text:style-name="ATCARegularFNCalibriFS11">nämlich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Standard-Font</text:span><text:span text:style-name="ATCARegularFNCalibriFS11"><text:s text:c="1"/></text:span><text:span text:style-name="ATCARegularFNCalibriFS11">des</text:span><text:span text:style-name="ATCARegularFNCalibriFS11"><text:s text:c="1"/></text:span><text:span text:style-name="ATCARegularFNCalibriFS11">Absatzes</text:span><text:span text:style-name="ATCARegularFNCalibriFS11"><text:s text:c="1"/></text:span><text:span text:style-name="ATCARegularFNCalibriFS11">verwendet.</text:span></text:p>
      <text:p text:style-name="PFALeftTArticle"><text:span text:style-name="ATCARegularFNCalibriFS11">Das</text:span><text:span text:style-name="ATCARegularFNCalibriFS11"><text:s text:c="1"/></text:span><text:span text:style-name="ATCARegularFNCalibriFS11">Tab-Zeichen</text:span><text:span text:style-name="ATCARegularFNCalibriFS11"><text:s text:c="1"/></text:span><text:span text:style-name="ATCARegularFNCalibriFS11">harrt</text:span><text:span text:style-name="ATCARegularFNCalibriFS11"><text:s text:c="1"/></text:span><text:span text:style-name="ATCARegularFNCalibriFS11">noch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Korrektur.</text:span></text:p>
      <text:p text:style-name="PFALeftTCapitals"><text:span text:style-name="">ODT Mist</text:span></text:p>
      <text:p text:style-name="PFALeftTArticle"><text:span text:style-name="ATCARegularFNCalibriFS11">Ein</text:span><text:span text:style-name="ATCARegularFNCalibriFS11"><text:s text:c="1"/></text:span><text:span text:style-name="ATCARegularFNCalibriFS11">einzelnes</text:span><text:span text:style-name="ATCARegularFNCalibriFS11"><text:s text:c="1"/></text:span><text:span text:style-name="ATCARegularFNCalibriFS11">Leerzeichen</text:span><text:span text:style-name="ATCARegularFNCalibriFS11"><text:s text:c="1"/></text:span><text:span text:style-name="ATCARegularFNCalibriFS11">im</text:span><text:span text:style-name="ATCARegularFNCalibriFS11"><text:s text:c="1"/></text:span><text:span text:style-name="ATCARegularFNCalibriFS11">Text</text:span><text:span text:style-name="ATCARegularFNCalibriFS11"><text:s text:c="1"/></text:span><text:span text:style-name="ATCARegularFNCalibriFS11">darf</text:span><text:span text:style-name="ATCARegularFNCalibriFS11"><text:s text:c="1"/></text:span><text:span text:style-name="ATCARegularFNCalibriFS11">als</text:span><text:span text:style-name="ATCARegularFNCalibriFS11"><text:s text:c="1"/></text:span><text:span text:style-name="ATCARegularFNCalibriFS11">Leerzeichen</text:span><text:span text:style-name="ATCARegularFNCalibriFS11"><text:s text:c="1"/></text:span><text:span text:style-name="ATCARegularFNCalibriFS11">kodiert</text:span><text:span text:style-name="ATCARegularFNCalibriFS11"><text:s text:c="1"/></text:span><text:span text:style-name="ATCARegularFNCalibriFS11">werden.</text:span></text:p>
      <text:p text:style-name="PFALeftTArticle"><text:span text:style-name="ATCARegularFNCalibriFS11">"Ähhhh,</text:span><text:span text:style-name="ATCARegularFNCalibriFS11"><text:s text:c="1"/></text:span><text:span text:style-name="ATCARegularFNCalibriFS11">ja?</text:span><text:span text:style-name="ATCARegularFNCalibriFS11"><text:s text:c="1"/></text:span><text:span text:style-name="ATCARegularFNCalibriFS11">Und?"</text:span></text:p>
      <text:p text:style-name="PFALeftTArticle"><text:span text:style-name="ATCARegularFNCalibriFS11">Führende,</text:span><text:span text:style-name="ATCARegularFNCalibriFS11"><text:s text:c="1"/></text:span><text:span text:style-name="ATCARegularFNCalibriFS11">nachstehende</text:span><text:span text:style-name="ATCARegularFNCalibriFS11"><text:s text:c="1"/></text:span><text:span text:style-name="ATCARegularFNCalibriFS11">oder</text:span><text:span text:style-name="ATCARegularFNCalibriFS11"><text:s text:c="1"/></text:span><text:span text:style-name="ATCARegularFNCalibriFS11">Gruppen</text:span><text:span text:style-name="ATCARegularFNCalibriFS11"><text:s text:c="1"/></text:span><text:span text:style-name="ATCARegularFNCalibriFS11">von</text:span><text:span text:style-name="ATCARegularFNCalibriFS11"><text:s text:c="1"/></text:span><text:span text:style-name="ATCARegularFNCalibriFS11">2</text:span><text:span text:style-name="ATCARegularFNCalibriFS11"><text:s text:c="1"/></text:span><text:span text:style-name="ATCARegularFNCalibriFS11">oder</text:span><text:span text:style-name="ATCARegularFNCalibriFS11"><text:s text:c="1"/></text:span><text:span text:style-name="ATCARegularFNCalibriFS11">mehr</text:span><text:span text:style-name="ATCARegularFNCalibriFS11"><text:s text:c="1"/></text:span><text:span text:style-name="ATCARegularFNCalibriFS11">Leerzeichen</text:span><text:span text:style-name="ATCARegularFNCalibriFS11"><text:s text:c="1"/></text:span><text:span text:style-name="ATCARegularFNCalibriFS11">müssen</text:span><text:span text:style-name="ATCARegularFNCalibriFS11"><text:s text:c="1"/></text:span><text:span text:style-name="ATCARegularFNCalibriFS11">so</text:span><text:span text:style-name="ATCARegularFNCalibriFS11"><text:s text:c="1"/></text:span><text:span text:style-name="ATCARegularFNCalibriFS11">im</text:span><text:span text:style-name="ATCARegularFNCalibriFS11"><text:s text:c="1"/></text:span><text:span text:style-name="ATCARegularFNCalibriFS11">XML-Dokument</text:span><text:span text:style-name="ATCARegularFNCalibriFS11"><text:s text:c="1"/></text:span><text:span text:style-name="ATCARegularFNCalibriFS11">landen,</text:span><text:span text:style-name="ATCARegularFNCalibriFS11"><text:s text:c="1"/></text:span><text:span text:style-name="ATCARegularFNCalibriFS11">alle</text:span><text:span text:style-name="ATCARegularFNCalibriFS11"><text:s text:c="1"/></text:span><text:span text:style-name="ATCARegularFNCalibriFS11">anderen</text:span><text:span text:style-name="ATCARegularFNCalibriFS11"><text:s text:c="1"/></text:span><text:span text:style-name="ATCARegularFNCalibriFS11">dürfen</text:span><text:span text:style-name="ATCARegularFNCalibriFS11"><text:s text:c="1"/></text:span><text:span text:style-name="ATCARegularFNCalibriFS11">auch:</text:span></text:p>
      <text:p text:style-name="PFALeftTCode"><text:span text:style-name="ATCARegularFNCourierNewFS11">&lt;text:span</text:span><text:span text:style-name="ATCARegularFNCourierNewFS11"><text:s text:c="1"/></text:span><text:span text:style-name="ATCARegularFNCourierNewFS11">text:style-name="</text:span><text:span text:style-name="ATCARegularFNCourierNewFS11">STYLENAME</text:span><text:span text:style-name="ATCARegularFNCourierNewFS11">"</text:span><text:span text:style-name="ATCARegularFNCourierNewFS11"><text:s text:c="1"/></text:span><text:span text:style-name="ATCARegularFNCourierNewFS11">xmlns:text="urn:oasis:names:tc:opendocument:xmlns:text:1.0"&gt;</text:span><text:line-break/><text:span text:style-name="ATCARegularFNCourierNewFS11"><text:s text:c="4"/></text:span><text:span text:style-name="ATCARegularFNCourierNewFS11">&lt;text:s</text:span><text:span text:style-name="ATCARegularFNCourierNewFS11"><text:s text:c="1"/></text:span><text:span text:style-name="ATCARegularFNCourierNewFS11">text:c="1"</text:span><text:span text:style-name="ATCARegularFNCourierNewFS11"><text:s text:c="1"/></text:span><text:span text:style-name="ATCARegularFNCourierNewFS11">/&gt;</text:span><text:line-break/><text:span text:style-name="ATCARegularFNCourierNewFS11">&lt;/text:span&gt;</text:span><text:line-break/></text:p>
      <text:p text:style-name="PFALeftTArticle"><text:span text:style-name="ATCARegularFNCalibriFS11">Dabei</text:span><text:span text:style-name="ATCARegularFNCalibriFS11"><text:s text:c="1"/></text:span><text:span text:style-name="ATCARegularFNCalibriFS11">gibt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Wert</text:span><text:span text:style-name="ATCARegularFNCalibriFS11"><text:s text:c="1"/></text:span><text:span text:style-name="ATCARegularFNCalibriFS11">hinter</text:span><text:span text:style-name="ATCARegularFNCalibriFS11"><text:s text:c="1"/></text:span><text:span text:style-name="ATCARegularFNCalibriFS11">'c'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Anzahl</text:span><text:span text:style-name="ATCARegularFNCalibriFS11"><text:s text:c="1"/></text:span><text:span text:style-name="ATCARegularFNCalibriFS11">an.</text:span></text:p>
      <text:p text:style-name="PFALeftTArticle"><text:span text:style-name="ATCARegularFNCalibriFS11">Wer</text:span><text:span text:style-name="ATCARegularFNCalibriFS11"><text:s text:c="1"/></text:span><text:span text:style-name="ATCARegularFNCalibriFS11">immer</text:span><text:span text:style-name="ATCARegularFNCalibriFS11"><text:s text:c="1"/></text:span><text:span text:style-name="ATCARegularFNCalibriFS11">sich</text:span><text:span text:style-name="ATCARegularFNCalibriFS11"><text:s text:c="1"/></text:span><text:span text:style-name="ATCARegularFNCalibriFS11">diese</text:span><text:span text:style-name="ATCARegularFNCalibriFS11"><text:s text:c="1"/></text:span><text:span text:style-name="ATCARegularFNCalibriFS11">Idiotie</text:span><text:span text:style-name="ATCARegularFNCalibriFS11"><text:s text:c="1"/></text:span><text:span text:style-name="ATCARegularFNCalibriFS11">für</text:span><text:span text:style-name="ATCARegularFNCalibriFS11"><text:s text:c="1"/></text:span><text:span text:style-name="ATCARegularFNCalibriFS11">das</text:span><text:span text:style-name="ATCARegularFNCalibriFS11"><text:s text:c="1"/></text:span><text:span text:style-name="ATCARegularFNCalibriFS11">ODT-Format</text:span><text:span text:style-name="ATCARegularFNCalibriFS11"><text:s text:c="1"/></text:span><text:span text:style-name="ATCARegularFNCalibriFS11">ausgedacht</text:span><text:span text:style-name="ATCARegularFNCalibriFS11"><text:s text:c="1"/></text:span><text:span text:style-name="ATCARegularFNCalibriFS11">hat:</text:span><text:span text:style-name="ATCARegularFNCalibriFS11"><text:s text:c="1"/></text:span><text:span text:style-name="ATCARegularFNCalibriFS11">ich</text:span><text:span text:style-name="ATCARegularFNCalibriFS11"><text:s text:c="1"/></text:span><text:span text:style-name="ATCARegularFNCalibriFS11">kann</text:span><text:span text:style-name="ATCARegularFNCalibriFS11"><text:s text:c="1"/></text:span><text:span text:style-name="ATCARegularFNCalibriFS11">ihn</text:span><text:span text:style-name="ATCARegularFNCalibriFS11"><text:s text:c="1"/></text:span><text:span text:style-name="ATCARegularFNCalibriFS11">absolut</text:span><text:span text:style-name="ATCARegularFNCalibriFS11"><text:s text:c="1"/></text:span><text:span text:style-name="ATCARegularFNCalibriFS11">nicht</text:span><text:span text:style-name="ATCARegularFNCalibriFS11"><text:s text:c="1"/></text:span><text:span text:style-name="ATCARegularFNCalibriFS11">leiden!</text:span></text:p>
      <text:p text:style-name="PFALeftTArticle"><text:span text:style-name="ATCARegularFNCalibriFS11">Vielleicht</text:span><text:span text:style-name="ATCARegularFNCalibriFS11"><text:s text:c="1"/></text:span><text:span text:style-name="ATCARegularFNCalibriFS11">ist</text:span><text:span text:style-name="ATCARegularFNCalibriFS11"><text:s text:c="1"/></text:span><text:span text:style-name="ATCARegularFNCalibriFS11">es</text:span><text:span text:style-name="ATCARegularFNCalibriFS11"><text:s text:c="1"/></text:span><text:span text:style-name="ATCARegularFNCalibriFS11">ja</text:span><text:span text:style-name="ATCARegularFNCalibriFS11"><text:s text:c="1"/></text:span><text:span text:style-name="ATCARegularFNCalibriFS11">nur</text:span><text:span text:style-name="ATCARegularFNCalibriFS11"><text:s text:c="1"/></text:span><text:span text:style-name="ATCARegularFNCalibriFS11">ein</text:span><text:span text:style-name="ATCARegularFNCalibriFS11"><text:s text:c="1"/></text:span><text:span text:style-name="ATCARegularFNCalibriFS11">Vorurteil</text:span><text:span text:style-name="ATCARegularFNCalibriFS11"><text:s text:c="1"/></text:span><text:span text:style-name="ATCARegularFNCalibriFS11">von</text:span><text:span text:style-name="ATCARegularFNCalibriFS11"><text:s text:c="1"/></text:span><text:span text:style-name="ATCARegularFNCalibriFS11">mir,</text:span><text:span text:style-name="ATCARegularFNCalibriFS11"><text:s text:c="1"/></text:span><text:span text:style-name="ATCARegularFNCalibriFS11">aber</text:span><text:span text:style-name="ATCARegularFNCalibriFS11"><text:s text:c="1"/></text:span><text:span text:style-name="ATCARegularFNCalibriFS11">Amis</text:span><text:span text:style-name="ATCARegularFNCalibriFS11"><text:s text:c="1"/></text:span><text:span text:style-name="ATCARegularFNCalibriFS11">(gemeint</text:span><text:span text:style-name="ATCARegularFNCalibriFS11"><text:s text:c="1"/></text:span><text:span text:style-name="ATCARegularFNCalibriFS11">sind</text:span><text:span text:style-name="ATCARegularFNCalibriFS11"><text:s text:c="1"/></text:span><text:span text:style-name="ATCARegularFNCalibriFS11">hier</text:span><text:span text:style-name="ATCARegularFNCalibriFS11"><text:s text:c="1"/></text:span><text:span text:style-name="ATCARegularFNCalibriFS11">speziell</text:span><text:span text:style-name="ATCARegularFNCalibriFS11"><text:s text:c="1"/></text:span><text:span text:style-name="ATCARegularFNCalibriFS11">Entwickler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RegularFNCalibriFS11">den</text:span><text:span text:style-name="ATCARegularFNCalibriFS11"><text:s text:c="1"/></text:span><text:span text:style-name="ATCARegularFNCalibriFS11">USA)</text:span><text:span text:style-name="ATCARegularFNCalibriFS11"><text:s text:c="1"/></text:span><text:span text:style-name="ATCARegularFNCalibriFS11">sind</text:span><text:span text:style-name="ATCARegularFNCalibriFS11"><text:s text:c="1"/></text:span><text:span text:style-name="ATCARegularFNCalibriFS11">scheinbar</text:span><text:span text:style-name="ATCARegularFNCalibriFS11"><text:s text:c="1"/></text:span><text:span text:style-name="ATCARegularFNCalibriFS11">einfach</text:span><text:span text:style-name="ATCARegularFNCalibriFS11"><text:s text:c="1"/></text:span><text:span text:style-name="ATCARegularFNCalibriFS11">unfähig.</text:span><text:span text:style-name="ATCARegularFNCalibriFS11"><text:s text:c="1"/></text:span><text:span text:style-name="ATCARegularFNCalibriFS11">(MS</text:span><text:span text:style-name="ATCARegularFNCalibriFS11"><text:s text:c="1"/></text:span><text:span text:style-name="ATCARegularFNCalibriFS11">hat</text:span><text:span text:style-name="ATCARegularFNCalibriFS11"><text:s text:c="1"/></text:span><text:span text:style-name="ATCARegularFNCalibriFS11">-</text:span><text:span text:style-name="ATCARegularFNCalibriFS11"><text:s text:c="1"/></text:span><text:span text:style-name="ATCARegularFNCalibriFS11">nach</text:span><text:span text:style-name="ATCARegularFNCalibriFS11"><text:s text:c="1"/></text:span><text:span text:style-name="ATCARegularFNCalibriFS11">meiner</text:span><text:span text:style-name="ATCARegularFNCalibriFS11"><text:s text:c="1"/></text:span><text:span text:style-name="ATCARegularFNCalibriFS11">Erinnerung</text:span><text:span text:style-name="ATCARegularFNCalibriFS11"><text:s text:c="1"/></text:span><text:span text:style-name="ATCARegularFNCalibriFS11">-</text:span><text:span text:style-name="ATCARegularFNCalibriFS11"><text:s text:c="1"/></text:span><text:span text:style-name="ATCARegularFNCalibriFS11">ja</text:span><text:span text:style-name="ATCARegularFNCalibriFS11"><text:s text:c="1"/></text:span><text:span text:style-name="ATCARegularFNCalibriFS11">auch</text:span><text:span text:style-name="ATCARegularFNCalibriFS11"><text:s text:c="1"/></text:span><text:span text:style-name="ATCARegularFNCalibriFS11">so</text:span><text:span text:style-name="ATCARegularFNCalibriFS11"><text:s text:c="1"/></text:span><text:span text:style-name="ATCARegularFNCalibriFS11">etwas</text:span><text:span text:style-name="ATCARegularFNCalibriFS11"><text:s text:c="1"/></text:span><text:span text:style-name="ATCARegularFNCalibriFS11">einmal</text:span><text:span text:style-name="ATCARegularFNCalibriFS11"><text:s text:c="1"/></text:span><text:span text:style-name="ATCARegularFNCalibriFS11">über</text:span><text:span text:style-name="ATCARegularFNCalibriFS11"><text:s text:c="1"/></text:span><text:span text:style-name="ATCARegularFNCalibriFS11">(seine</text:span><text:span text:style-name="ATCARegularFNCalibriFS11"><text:s text:c="1"/></text:span><text:span text:style-name="ATCARegularFNCalibriFS11">eigenen)</text:span><text:span text:style-name="ATCARegularFNCalibriFS11"><text:s text:c="1"/></text:span><text:span text:style-name="ATCARegularFNCalibriFS11">Entwickler</text:span><text:span text:style-name="ATCARegularFNCalibriFS11"><text:s text:c="1"/></text:span><text:span text:style-name="ATCARegularFNCalibriFS11">gesagt;</text:span><text:span text:style-name="ATCARegularFNCalibriFS11"><text:s text:c="1"/></text:span><text:span text:style-name="ATCARegularFNCalibriFS11">als</text:span><text:span text:style-name="ATCARegularFNCalibriFS11"><text:s text:c="1"/></text:span><text:span text:style-name="ATCARegularFNCalibriFS11">Begründung</text:span><text:span text:style-name="ATCARegularFNCalibriFS11"><text:s text:c="1"/></text:span><text:span text:style-name="ATCARegularFNCalibriFS11">dafür,</text:span><text:span text:style-name="ATCARegularFNCalibriFS11"><text:s text:c="1"/></text:span><text:span text:style-name="ATCARegularFNCalibriFS11">warum</text:span><text:span text:style-name="ATCARegularFNCalibriFS11"><text:s text:c="1"/></text:span><text:span text:style-name="ATCARegularFNCalibriFS11">.Net</text:span><text:span text:style-name="ATCARegularFNCalibriFS11"><text:s text:c="1"/></text:span><text:span text:style-name="ATCARegularFNCalibriFS11">keine</text:span><text:span text:style-name="ATCARegularFNCalibriFS11"><text:s text:c="1"/></text:span><text:span text:style-name="ATCARegularFNCalibriFS11">Mehrfach-Ableitung</text:span><text:span text:style-name="ATCARegularFNCalibriFS11"><text:s text:c="1"/></text:span><text:span text:style-name="ATCARegularFNCalibriFS11">kann.)</text:span></text:p>
      <text:h text:style-name="Heading_20_2" text:outline-level="2">2.4 Querverweise: Bookmark, PageRef <text:bookmark text:name="L02C6330F88D90EFE"/></text:h>
      <text:p text:style-name="PFALeftTArticle"><text:span text:style-name="ATCAItalicFNCalibriFS11">PageRef</text:span><text:span text:style-name="ATCARegularFNCalibriFS11"><text:s text:c="1"/></text:span><text:span text:style-name="ATCARegularFNCalibriFS11">ist</text:span><text:span text:style-name="ATCARegularFNCalibriFS11"><text:s text:c="1"/></text:span><text:span text:style-name="ATCARegularFNCalibriFS11">neu</text:span><text:span text:style-name="ATCARegularFNCalibriFS11"><text:s text:c="1"/></text:span><text:span text:style-name="ATCARegularFNCalibriFS11">von</text:span><text:span text:style-name="ATCARegularFNCalibriFS11"><text:s text:c="1"/></text:span><text:span text:style-name="ATCARegularFNCalibriFS11">mir.</text:span></text:p>
      <text:p text:style-name="PFALeftTArticle"><text:span text:style-name="ATCARegularFNCalibriFS11">Das</text:span><text:span text:style-name="ATCARegularFNCalibriFS11"><text:s text:c="1"/></text:span><text:span text:style-name="ATCARegularFNCalibriFS11">Einfügen</text:span><text:span text:style-name="ATCARegularFNCalibriFS11"><text:s text:c="1"/></text:span><text:span text:style-name="ATCARegularFNCalibriFS11">eines</text:span><text:span text:style-name="ATCARegularFNCalibriFS11"><text:s text:c="1"/></text:span><text:span text:style-name="ATCARegularFNCalibriFS11">Seitenverweises</text:span><text:span text:style-name="ATCARegularFNCalibriFS11"><text:s text:c="1"/></text:span><text:span text:style-name="ATCARegularFNCalibriFS11">ist</text:span><text:span text:style-name="ATCARegularFNCalibriFS11"><text:s text:c="1"/></text:span><text:span text:style-name="ATCARegularFNCalibriFS11">nicht</text:span><text:span text:style-name="ATCARegularFNCalibriFS11"><text:s text:c="1"/></text:span><text:span text:style-name="ATCARegularFNCalibriFS11">ganz</text:span><text:span text:style-name="ATCARegularFNCalibriFS11"><text:s text:c="1"/></text:span><text:span text:style-name="ATCARegularFNCalibriFS11">trivial.</text:span><text:span text:style-name="ATCARegularFNCalibriFS11"><text:s text:c="1"/></text:span><text:span text:style-name="ATCARegularFNCalibriFS11">Es</text:span><text:span text:style-name="ATCARegularFNCalibriFS11"><text:s text:c="1"/></text:span><text:span text:style-name="ATCARegularFNCalibriFS11">erfolgt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RegularFNCalibriFS11">3</text:span><text:span text:style-name="ATCARegularFNCalibriFS11"><text:s text:c="1"/></text:span><text:span text:style-name="ATCARegularFNCalibriFS11">Schritten:</text:span></text:p>
      <text:list text:style-name="LT">
        <text:list-item>
          <text:p text:style-name="PFALeftTListItem"><text:span text:style-name="ATCARegularFNCalibriFS11">Einfügen</text:span><text:span text:style-name="ATCARegularFNCalibriFS11"><text:s text:c="1"/></text:span><text:span text:style-name="ATCARegularFNCalibriFS11">des</text:span><text:span text:style-name="ATCARegularFNCalibriFS11"><text:s text:c="1"/></text:span><text:span text:style-name="ATCAItalicFNCalibriFS11">Bookmark</text:span><text:span text:style-name="ATCARegularFNCalibriFS11"><text:s text:c="1"/></text:span><text:span text:style-name="ATCARegularFNCalibriFS11">mit</text:span><text:span text:style-name="ATCARegularFNCalibriFS11"><text:s text:c="1"/></text:span><text:span text:style-name="ATCARegularFNCalibriFS11">einer</text:span><text:span text:style-name="ATCARegularFNCalibriFS11"><text:s text:c="1"/></text:span><text:span text:style-name="ATCARegularFNCalibriFS11">ID.</text:span></text:p>
        </text:list-item>
        <text:list-item>
          <text:p text:style-name="PFALeftTListItem"><text:span text:style-name="ATCARegularFNCalibriFS11">Einfügen</text:span><text:span text:style-name="ATCARegularFNCalibriFS11"><text:s text:c="1"/></text:span><text:span text:style-name="ATCARegularFNCalibriFS11">des</text:span><text:span text:style-name="ATCARegularFNCalibriFS11"><text:s text:c="1"/></text:span><text:span text:style-name="ATCAItalicFNCalibriFS11">PageRef</text:span><text:span text:style-name="ATCARegularFNCalibriFS11">,</text:span><text:span text:style-name="ATCARegularFNCalibriFS11"><text:s text:c="1"/></text:span><text:span text:style-name="ATCAItalicFNCalibriFS11">Xlink</text:span><text:span text:style-name="ATCARegularFNCalibriFS11">,</text:span><text:span text:style-name="ATCARegularFNCalibriFS11"><text:s text:c="1"/></text:span><text:span text:style-name="ATCABoldFNCalibriFS11">auch</text:span><text:span text:style-name="ATCABoldFNCalibriFS11"><text:s text:c="1"/></text:span><text:span text:style-name="ATCABoldFNCalibriFS11">mehrfach</text:span><text:span text:style-name="ATCABoldFNCalibriFS11"><text:s text:c="1"/></text:span><text:span text:style-name="ATCABoldFNCalibriFS11">auf</text:span><text:span text:style-name="ATCABoldFNCalibriFS11"><text:s text:c="1"/></text:span><text:span text:style-name="ATCABoldFNCalibriFS11">dieselbe</text:span><text:span text:style-name="ATCABoldFNCalibriFS11"><text:s text:c="1"/></text:span><text:span text:style-name="ATCABoldItalicFNCalibriFS11">Bookmark</text:span><text:span text:style-name="ATCARegularFNCalibriFS11">.</text:span></text:p>
        </text:list-item>
        <text:list-item>
          <text:p text:style-name="PFALeftTListItem"><text:span text:style-name="ATCARegularFNCalibriFS11">Da</text:span><text:span text:style-name="ATCARegularFNCalibriFS11"><text:s text:c="1"/></text:span><text:span text:style-name="ATCARegularFNCalibriFS11">ein</text:span><text:span text:style-name="ATCARegularFNCalibriFS11"><text:s text:c="1"/></text:span><text:span text:style-name="ATCAItalicFNCalibriFS11">PageRef</text:span><text:span text:style-name="ATCARegularFNCalibriFS11">,</text:span><text:span text:style-name="ATCAItalicFNCalibriFS11"><text:s text:c="1"/></text:span><text:span text:style-name="ATCAItalicFNCalibriFS11">XLink</text:span><text:span text:style-name="ATCARegularFNCalibriFS11"><text:s text:c="1"/></text:span><text:span text:style-name="ATCARegularFNCalibriFS11">ja</text:span><text:span text:style-name="ATCARegularFNCalibriFS11"><text:s text:c="1"/></text:span><text:span text:style-name="ATCARegularFNCalibriFS11">durchaus</text:span><text:span text:style-name="ATCARegularFNCalibriFS11"><text:s text:c="1"/></text:span><text:span text:style-name="ATCARegularFNCalibriFS11">vor</text:span><text:span text:style-name="ATCARegularFNCalibriFS11"><text:s text:c="1"/></text:span><text:span text:style-name="ATCARegularFNCalibriFS11">dem</text:span><text:span text:style-name="ATCARegularFNCalibriFS11"><text:s text:c="1"/></text:span><text:span text:style-name="ATCARegularFNCalibriFS11">referenzierten</text:span><text:span text:style-name="ATCARegularFNCalibriFS11"><text:s text:c="1"/></text:span><text:span text:style-name="ATCAItalicFNCalibriFS11">Bookmark</text:span><text:span text:style-name="ATCARegularFNCalibriFS11"><text:s text:c="1"/></text:span><text:span text:style-name="ATCARegularFNCalibriFS11">liegen</text:span><text:span text:style-name="ATCARegularFNCalibriFS11"><text:s text:c="1"/></text:span><text:span text:style-name="ATCARegularFNCalibriFS11">kann:</text:span><text:span text:style-name="ATCARegularFNCalibriFS11"><text:s text:c="1"/></text:span><text:span text:style-name="ATCARegularFNCalibriFS11">ganz</text:span><text:span text:style-name="ATCARegularFNCalibriFS11"><text:s text:c="1"/></text:span><text:span text:style-name="ATCARegularFNCalibriFS11">am</text:span><text:span text:style-name="ATCARegularFNCalibriFS11"><text:s text:c="1"/></text:span><text:span text:style-name="ATCARegularFNCalibriFS11">Ende</text:span><text:span text:style-name="ATCARegularFNCalibriFS11"><text:s text:c="1"/></text:span><text:span text:style-name="ATCARegularFNCalibriFS11">Korrektur</text:span><text:span text:style-name="ATCARegularFNCalibriFS11"><text:s text:c="1"/></text:span><text:span text:style-name="ATCARegularFNCalibriFS11">aller</text:span><text:span text:style-name="ATCARegularFNCalibriFS11"><text:s text:c="1"/></text:span><text:span text:style-name="ATCARegularFNCalibriFS11">Querverweistexte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RegularFNCalibriFS11">den</text:span><text:span text:style-name="ATCARegularFNCalibriFS11"><text:s text:c="1"/></text:span><text:span text:style-name="ATCAItalicFNCalibriFS11">PageRef</text:span><text:span text:style-name="ATCARegularFNCalibriFS11"><text:s text:c="1"/></text:span><text:span text:style-name="ATCARegularFNCalibriFS11">Textstellen.</text:span></text:p>
        </text:list-item>
      </text:list>
      <text:p text:style-name="PFALeftTArticle"><text:span text:style-name="ATCARegularFNCalibriFS11">Bedeutet:</text:span><text:span text:style-name="ATCARegularFNCalibriFS11"><text:s text:c="1"/></text:span><text:span text:style-name="ATCARegularFNCalibriFS11">ihr</text:span><text:span text:style-name="ATCARegularFNCalibriFS11"><text:s text:c="1"/></text:span><text:span text:style-name="ATCARegularFNCalibriFS11">Code</text:span><text:span text:style-name="ATCARegularFNCalibriFS11"><text:s text:c="1"/></text:span><text:span text:style-name="ATCARegularFNCalibriFS11">braucht</text:span><text:span text:style-name="ATCARegularFNCalibriFS11"><text:s text:c="1"/></text:span><text:span text:style-name="ATCARegularFNCalibriFS11">eine</text:span><text:span text:style-name="ATCARegularFNCalibriFS11"><text:s text:c="1"/></text:span><text:span text:style-name="ATCARegularFNCalibriFS11">Merk-Liste</text:span><text:span text:style-name="ATCARegularFNCalibriFS11"><text:s text:c="1"/></text:span><text:span text:style-name="ATCARegularFNCalibriFS11">für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erzeugten</text:span><text:span text:style-name="ATCARegularFNCalibriFS11"><text:s text:c="1"/></text:span><text:span text:style-name="ATCAItalicFNCalibriFS11">PageRef</text:span><text:span text:style-name="ATCARegularFNCalibriFS11"><text:s text:c="1"/></text:span><text:span text:style-name="ATCARegularFNCalibriFS11">inklusive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einzufügenden</text:span><text:span text:style-name="ATCARegularFNCalibriFS11"><text:s text:c="1"/></text:span><text:span text:style-name="ATCARegularFNCalibriFS11">Texte.</text:span></text:p>
      <text:p text:style-name="PFALeftTArticle"><text:span text:style-name="ATCARegularFNCalibriFS11">Das</text:span><text:span text:style-name="ATCARegularFNCalibriFS11"><text:s text:c="1"/></text:span><text:span text:style-name="ATCARegularFNCalibriFS11">Beispiel</text:span><text:span text:style-name="ATCARegularFNCalibriFS11"><text:s text:c="1"/></text:span><text:span text:style-name="ATCARegularFNCalibriFS11">zeigt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Sonderbehandlung</text:span><text:span text:style-name="ATCARegularFNCalibriFS11"><text:s text:c="1"/></text:span><text:span text:style-name="ATCARegularFNCalibriFS11">von</text:span><text:span text:style-name="ATCARegularFNCalibriFS11"><text:s text:c="1"/></text:span><text:span text:style-name="ATCARegularFNCalibriFS11">Querverweis-Snippets</text:span><text:span text:style-name="ATCARegularFNCalibriFS11"><text:s text:c="1"/></text:span><text:span text:style-name="ATCARegularFNCalibriFS11">und</text:span><text:span text:style-name="ATCARegularFNCalibriFS11"><text:s text:c="1"/></text:span><text:span text:style-name="ATCARegularFNCalibriFS11">das</text:span><text:span text:style-name="ATCARegularFNCalibriFS11"><text:s text:c="1"/></text:span><text:span text:style-name="ATCARegularFNCalibriFS11">Merken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Referenzen</text:span><text:span text:style-name="ATCARegularFNCalibriFS11"><text:s text:c="1"/></text:span><text:span text:style-name="ATCARegularFNCalibriFS11">in</text:span><text:span text:style-name="ATCARegularFNCalibriFS11"><text:s text:c="2"/></text:span><text:span text:style-name="ATCARegularFNCalibriFS11">während</text:span><text:span text:style-name="ATCARegularFNCalibriFS11"><text:s text:c="1"/></text:span><text:span text:style-name="ATCARegularFNCalibriFS11">des</text:span><text:span text:style-name="ATCARegularFNCalibriFS11"><text:s text:c="1"/></text:span><text:span text:style-name="ATCARegularFNCalibriFS11">Einfügens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RegularFNCalibriFS11">ein</text:span><text:span text:style-name="ATCARegularFNCalibriFS11"><text:s text:c="1"/></text:span><text:span text:style-name="ATCAItalicFNCalibriFS11">Paragraph</text:span><text:span text:style-name="ATCARegularFNCalibriFS11">-Objekt.</text:span><text:span text:style-name="ATCARegularFNCalibriFS11"><text:s text:c="1"/></text:span></text:p>
      <text:list text:style-name="LT">
        <text:list-item>
          <text:p text:style-name="PFALeftTListItem"><text:span text:style-name="ATCAItalicFNCalibriFS11">XLink</text:span><text:span text:style-name="ATCARegularFNCalibriFS11"><text:s text:c="1"/></text:span><text:span text:style-name="ATCARegularFNCalibriFS11">ist</text:span><text:span text:style-name="ATCARegularFNCalibriFS11"><text:s text:c="1"/></text:span><text:span text:style-name="ATCARegularFNCalibriFS11">ein</text:span><text:span text:style-name="ATCARegularFNCalibriFS11"><text:s text:c="1"/></text:span><text:span text:style-name="ATCARegularFNCalibriFS11">Hyptertext-Querverweis;</text:span><text:span text:style-name="ATCARegularFNCalibriFS11"><text:s text:c="1"/></text:span><text:span text:style-name="ATCARegularFNCalibriFS11">also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Stelle</text:span><text:span text:style-name="ATCARegularFNCalibriFS11"><text:s text:c="1"/></text:span><text:span text:style-name="ATCARegularFNCalibriFS11">mit</text:span><text:span text:style-name="ATCARegularFNCalibriFS11"><text:s text:c="1"/></text:span><text:span text:style-name="ATCARegularFNCalibriFS11">dem</text:span><text:span text:style-name="ATCARegularFNCalibriFS11"><text:s text:c="1"/></text:span><text:span text:style-name="ATCARegularFNCalibriFS11">Text.</text:span></text:p>
        </text:list-item>
        <text:list-item>
          <text:p text:style-name="PFALeftTListItem"><text:span text:style-name="ATCAItalicFNCalibriFS11">hash</text:span><text:span text:style-name="ATCARegularFNCalibriFS11"><text:s text:c="1"/></text:span><text:span text:style-name="ATCARegularFNCalibriFS11">enthält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ID.</text:span><text:span text:style-name="ATCARegularFNCalibriFS11"><text:s text:c="1"/></text:span></text:p>
        </text:list-item>
        <text:list-item>
          <text:p text:style-name="PFALeftTListItem"><text:span text:style-name="ATCAItalicFNCalibriFS11">back_references</text:span><text:span text:style-name="ATCAItalicFNCalibriFS11"><text:s text:c="1"/></text:span><text:span text:style-name="ATCARegularFNCalibriFS11">ist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Liste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gemerkten</text:span><text:span text:style-name="ATCARegularFNCalibriFS11"><text:s text:c="1"/></text:span><text:span text:style-name="ATCARegularFNCalibriFS11">IDs.</text:span></text:p>
        </text:list-item>
        <text:list-item>
          <text:p text:style-name="PFALeftTListItem"><text:span text:style-name="ATCAItalicFNCalibriFS11">references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Liste</text:span><text:span text:style-name="ATCARegularFNCalibriFS11"><text:s text:c="1"/></text:span><text:span text:style-name="ATCARegularFNCalibriFS11">(für</text:span><text:span text:style-name="ATCARegularFNCalibriFS11"><text:s text:c="1"/></text:span><text:span text:style-name="ATCARegularFNCalibriFS11">mehrfache</text:span><text:span text:style-name="ATCARegularFNCalibriFS11"><text:s text:c="1"/></text:span><text:span text:style-name="ATCAItalicFNCalibriFS11">PageRef</text:span><text:span text:style-name="ATCARegularFNCalibriFS11">)</text:span><text:span text:style-name="ATCARegularFNCalibriFS11"><text:s text:c="1"/></text:span><text:span text:style-name="ATCARegularFNCalibriFS11">der</text:span><text:span text:style-name="ATCARegularFNCalibriFS11"><text:s text:c="1"/></text:span><text:span text:style-name="ATCARegularFNCalibriFS11">Querverweis-Stellen.</text:span></text:p>
        </text:list-item>
      </text:list>
      <text:p text:style-name="PFALeftTCode"><text:span text:style-name="ATCARegularFNCourierNewFS11">private</text:span><text:span text:style-name="ATCARegularFNCourierNewFS11"><text:s text:c="1"/></text:span><text:span text:style-name="ATCARegularFNCourierNewFS11">Dictionary&lt;</text:span><text:span text:style-name="ATCARegularFNCourierNewFS11">string</text:span><text:span text:style-name="ATCARegularFNCourierNewFS11">,List&lt;</text:span><text:span text:style-name="ATCARegularFNCourierNewFS11"><text:s text:c="1"/></text:span><text:span text:style-name="ATCARegularFNCourierNewFS11">BackReference&gt;&gt;</text:span><text:span text:style-name="ATCARegularFNCourierNewFS11"><text:s text:c="1"/></text:span><text:span text:style-name="ATCARegularFNCourierNewFS11">back_references</text:span><text:span text:style-name="ATCARegularFNCourierNewFS11"><text:s text:c="1"/></text:span><text:line-break/><text:span text:style-name="ATCARegularFNCourierNewFS11"><text:s text:c="4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Dictionary&lt;</text:span><text:span text:style-name="ATCARegularFNCourierNewFS11">string</text:span><text:span text:style-name="ATCARegularFNCourierNewFS11">,List&lt;BackReference&gt;&gt;();</text:span><text:line-break/><text:line-break/><text:span text:style-name="ATCARegularFNCourierNewFS11">private</text:span><text:span text:style-name="ATCARegularFNCourierNewFS11"><text:s text:c="1"/></text:span><text:span text:style-name="ATCARegularFNCourierNewFS11">void</text:span><text:span text:style-name="ATCARegularFNCourierNewFS11"><text:s text:c="1"/></text:span><text:span text:style-name="ATCARegularFNCourierNewFS11">CycleSnippetList</text:span><text:span text:style-name="ATCARegularFNCourierNewFS11"><text:s text:c="1"/></text:span><text:span text:style-name="ATCARegularFNCourierNewFS11">(Paragraph</text:span><text:span text:style-name="ATCARegularFNCourierNewFS11"><text:s text:c="1"/></text:span><text:span text:style-name="ATCARegularFNCourierNewFS11">Paragraph,</text:span><text:line-break/><text:span text:style-name="ATCARegularFNCourierNewFS11"><text:s text:c="4"/></text:span><text:span text:style-name="ATCARegularFNCourierNewFS11">ContentNode</text:span><text:span text:style-name="ATCARegularFNCourierNewFS11"><text:s text:c="1"/></text:span><text:span text:style-name="ATCARegularFNCourierNewFS11">ContentNode,</text:span><text:span text:style-name="ATCARegularFNCourierNewFS11"><text:s text:c="1"/></text:span><text:span text:style-name="ATCARegularFNCourierNewFS11">List&lt;Snippet&gt;</text:span><text:span text:style-name="ATCARegularFNCourierNewFS11"><text:s text:c="1"/></text:span><text:span text:style-name="ATCARegularFNCourierNewFS11">Snippets)</text:span><text:span text:style-name="ATCARegularFNCourierNewFS11"><text:s text:c="1"/></text:span><text:span text:style-name="ATCARegularFNCourierNewFS11">{</text:span><text:line-break/><text:span text:style-name="ATCARegularFNCourierNewFS11"><text:s text:c="4"/></text:span><text:span text:style-name="ATCARegularFNCourierNewFS11">int</text:span><text:span text:style-name="ATCARegularFNCourierNewFS11"><text:s text:c="1"/></text:span><text:span text:style-name="ATCARegularFNCourierNewFS11">i;</text:span><text:line-break/><text:span text:style-name="ATCARegularFNCourierNewFS11"><text:s text:c="4"/></text:span><text:span text:style-name="ATCARegularFNCourierNewFS11">string</text:span><text:span text:style-name="ATCARegularFNCourierNewFS11"><text:s text:c="1"/></text:span><text:span text:style-name="ATCARegularFNCourierNewFS11">hash;</text:span><text:line-break/><text:span text:style-name="ATCARegularFNCourierNewFS11"><text:s text:c="4"/></text:span><text:span text:style-name="ATCARegularFNCourierNewFS11">List&lt;IText&gt;</text:span><text:span text:style-name="ATCARegularFNCourierNewFS11"><text:s text:c="1"/></text:span><text:span text:style-name="ATCARegularFNCourierNewFS11">itl;</text:span><text:line-break/><text:span text:style-name="ATCARegularFNCourierNewFS11"><text:s text:c="4"/></text:span><text:span text:style-name="ATCARegularFNCourierNewFS11">PageRef</text:span><text:span text:style-name="ATCARegularFNCourierNewFS11"><text:s text:c="1"/></text:span><text:span text:style-name="ATCARegularFNCourierNewFS11">page_ref;</text:span><text:line-break/><text:span text:style-name="ATCARegularFNCourierNewFS11"><text:s text:c="4"/></text:span><text:span text:style-name="ATCARegularFNCourierNewFS11">XLink</text:span><text:span text:style-name="ATCARegularFNCourierNewFS11"><text:s text:c="1"/></text:span><text:span text:style-name="ATCARegularFNCourierNewFS11">xlink;</text:span><text:line-break/><text:span text:style-name="ATCARegularFNCourierNewFS11"><text:s text:c="4"/></text:span><text:span text:style-name="ATCARegularFNCourierNewFS11">List&lt;BackReference&gt;</text:span><text:span text:style-name="ATCARegularFNCourierNewFS11"><text:s text:c="1"/></text:span><text:span text:style-name="ATCARegularFNCourierNewFS11">references;</text:span><text:line-break/><text:line-break/><text:span text:style-name="ATCARegularFNCourierNewFS11"><text:s text:c="4"/></text:span><text:span text:style-name="ATCARegularFNCourierNewFS11">foreach</text:span><text:span text:style-name="ATCARegularFNCourierNewFS11"><text:s text:c="1"/></text:span><text:span text:style-name="ATCARegularFNCourierNewFS11">(Snippet</text:span><text:span text:style-name="ATCARegularFNCourierNewFS11"><text:s text:c="1"/></text:span><text:span text:style-name="ATCARegularFNCourierNewFS11">snippet</text:span><text:span text:style-name="ATCARegularFNCourierNewFS11"><text:s text:c="1"/></text:span><text:span text:style-name="ATCARegularFNCourierNewFS11">in</text:span><text:span text:style-name="ATCARegularFNCourierNewFS11"><text:s text:c="1"/></text:span><text:span text:style-name="ATCARegularFNCourierNewFS11">Snippets)</text:span><text:span text:style-name="ATCARegularFNCourierNewFS11"><text:s text:c="1"/></text:span><text:span text:style-name="ATCARegularFNCourierNewFS11">{</text:span><text:line-break/><text:span text:style-name="ATCARegularFNCourierNewFS11"><text:s text:c="8"/></text:span><text:span text:style-name="ATCARegularFNCourierNewFS11">if</text:span><text:span text:style-name="ATCARegularFNCourierNewFS11"><text:s text:c="1"/></text:span><text:span text:style-name="ATCARegularFNCourierNewFS11">(snippet.IsLink)</text:span><text:span text:style-name="ATCARegularFNCourierNewFS11"><text:s text:c="1"/></text:span><text:span text:style-name="ATCARegularFNCourierNewFS11">{</text:span><text:line-break/><text:span text:style-name="ATCARegularFNCourierNewFS11"><text:s text:c="12"/></text:span><text:span text:style-name="ATCARegularFNCourierNewFS11">hash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snippet.Value.ToUpperInvariant</text:span><text:span text:style-name="ATCARegularFNCourierNewFS11"><text:s text:c="1"/></text:span><text:span text:style-name="ATCARegularFNCourierNewFS11">();</text:span><text:line-break/><text:span text:style-name="ATCARegularFNCourierNewFS11"><text:s text:c="12"/></text:span><text:span text:style-name="ATCARegularFNCourierNewFS11">if</text:span><text:span text:style-name="ATCARegularFNCourierNewFS11"><text:s text:c="1"/></text:span><text:span text:style-name="ATCARegularFNCourierNewFS11">(back_references.ContainsKey</text:span><text:span text:style-name="ATCARegularFNCourierNewFS11"><text:s text:c="1"/></text:span><text:span text:style-name="ATCARegularFNCourierNewFS11">(hash))</text:span><text:span text:style-name="ATCARegularFNCourierNewFS11"><text:s text:c="1"/></text:span><text:span text:style-name="ATCARegularFNCourierNewFS11">{</text:span><text:line-break/><text:span text:style-name="ATCARegularFNCourierNewFS11"><text:s text:c="16"/></text:span><text:span text:style-name="ATCARegularFNCourierNewFS11">references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back_references</text:span><text:span text:style-name="ATCARegularFNCourierNewFS11"><text:s text:c="1"/></text:span><text:span text:style-name="ATCARegularFNCourierNewFS11">[hash];</text:span><text:line-break/><text:span text:style-name="ATCARegularFNCourierNewFS11"><text:s text:c="12"/></text:span><text:span text:style-name="ATCARegularFNCourierNewFS11">}</text:span><text:span text:style-name="ATCARegularFNCourierNewFS11"><text:s text:c="1"/></text:span><text:span text:style-name="ATCARegularFNCourierNewFS11">else</text:span><text:span text:style-name="ATCARegularFNCourierNewFS11"><text:s text:c="1"/></text:span><text:span text:style-name="ATCARegularFNCourierNewFS11">{</text:span><text:line-break/><text:span text:style-name="ATCARegularFNCourierNewFS11"><text:s text:c="16"/></text:span><text:span text:style-name="ATCARegularFNCourierNewFS11">references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List&lt;BackReference&gt;</text:span><text:span text:style-name="ATCARegularFNCourierNewFS11"><text:s text:c="1"/></text:span><text:span text:style-name="ATCARegularFNCourierNewFS11">();</text:span><text:line-break/><text:span text:style-name="ATCARegularFNCourierNewFS11"><text:s text:c="16"/></text:span><text:span text:style-name="ATCARegularFNCourierNewFS11">back_references.Add</text:span><text:span text:style-name="ATCARegularFNCourierNewFS11"><text:s text:c="1"/></text:span><text:span text:style-name="ATCARegularFNCourierNewFS11">(hash,</text:span><text:span text:style-name="ATCARegularFNCourierNewFS11"><text:s text:c="1"/></text:span><text:span text:style-name="ATCARegularFNCourierNewFS11">references);</text:span><text:line-break/><text:span text:style-name="ATCARegularFNCourierNewFS11"><text:s text:c="12"/></text:span><text:span text:style-name="ATCARegularFNCourierNewFS11">}</text:span><text:line-break/><text:span text:style-name="ATCARegularFNCourierNewFS11"><text:s text:c="12"/></text:span><text:span text:style-name="ATCARegularFNCourierNewFS11">xlink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XLink</text:span><text:span text:style-name="ATCARegularFNCourierNewFS11"><text:s text:c="1"/></text:span><text:span text:style-name="ATCARegularFNCourierNewFS11">(OpenDocument,</text:span><text:span text:style-name="ATCARegularFNCourierNewFS11"><text:s text:c="1"/></text:span><text:span text:style-name="ATCARegularFNCourierNewFS11">"#"</text:span><text:span text:style-name="ATCARegularFNCourierNewFS11"><text:s text:c="1"/></text:span><text:span text:style-name="ATCARegularFNCourierNewFS11">+</text:span><text:span text:style-name="ATCARegularFNCourierNewFS11"><text:s text:c="1"/></text:span><text:span text:style-name="ATCARegularFNCourierNewFS11">hash,</text:span><text:span text:style-name="ATCARegularFNCourierNewFS11"><text:s text:c="1"/></text:span><text:span text:style-name="ATCARegularFNCourierNewFS11">hash);</text:span><text:line-break/><text:span text:style-name="ATCARegularFNCourierNewFS11"><text:s text:c="12"/></text:span><text:span text:style-name="ATCARegularFNCourierNewFS11">i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Paragraph.TextContent.Add</text:span><text:span text:style-name="ATCARegularFNCourierNewFS11"><text:s text:c="1"/></text:span><text:span text:style-name="ATCARegularFNCourierNewFS11">(xlink);</text:span><text:line-break/><text:span text:style-name="ATCARegularFNCourierNewFS11"><text:s text:c="12"/></text:span><text:span text:style-name="ATCARegularFNCourierNewFS11">Paragraph.TextContent.Add</text:span><text:span text:style-name="ATCARegularFNCourierNewFS11"><text:s text:c="1"/></text:span><text:span text:style-name="ATCARegularFNCourierNewFS11">(</text:span><text:line-break/><text:span text:style-name="ATCARegularFNCourierNewFS11"><text:s text:c="16"/></text:span><text:span text:style-name="ATCARegularFNCourierNewFS11">new</text:span><text:span text:style-name="ATCARegularFNCourierNewFS11"><text:s text:c="1"/></text:span><text:span text:style-name="ATCARegularFNCourierNewFS11">SimpleText</text:span><text:span text:style-name="ATCARegularFNCourierNewFS11"><text:s text:c="1"/></text:span><text:span text:style-name="ATCARegularFNCourierNewFS11">(OpenDocument,</text:span><text:span text:style-name="ATCARegularFNCourierNewFS11"><text:s text:c="1"/></text:span><text:span text:style-name="ATCARegularFNCourierNewFS11">",</text:span><text:span text:style-name="ATCARegularFNCourierNewFS11"><text:s text:c="1"/></text:span><text:span text:style-name="ATCARegularFNCourierNewFS11">Seite</text:span><text:span text:style-name="ATCARegularFNCourierNewFS11"><text:s text:c="1"/></text:span><text:span text:style-name="ATCARegularFNCourierNewFS11">"</text:span><text:span text:style-name="ATCARegularFNCourierNewFS11">)</text:span><text:line-break/><text:span text:style-name="ATCARegularFNCourierNewFS11"><text:s text:c="12"/></text:span><text:span text:style-name="ATCARegularFNCourierNewFS11">);</text:span><text:line-break/><text:span text:style-name="ATCARegularFNCourierNewFS11"><text:s text:c="12"/></text:span><text:span text:style-name="ATCARegularFNCourierNewFS11">page_ref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new</text:span><text:span text:style-name="ATCARegularFNCourierNewFS11"><text:s text:c="1"/></text:span><text:span text:style-name="ATCARegularFNCourierNewFS11">PageRef</text:span><text:span text:style-name="ATCARegularFNCourierNewFS11"><text:s text:c="1"/></text:span><text:span text:style-name="ATCARegularFNCourierNewFS11">(OpenDocument,</text:span><text:span text:style-name="ATCARegularFNCourierNewFS11"><text:s text:c="1"/></text:span><text:span text:style-name="ATCARegularFNCourierNewFS11">hash);</text:span><text:line-break/><text:span text:style-name="ATCARegularFNCourierNewFS11"><text:s text:c="12"/></text:span><text:span text:style-name="ATCARegularFNCourierNewFS11">Paragraph.TextContent.Add</text:span><text:span text:style-name="ATCARegularFNCourierNewFS11"><text:s text:c="1"/></text:span><text:span text:style-name="ATCARegularFNCourierNewFS11">(page_ref);</text:span><text:line-break/><text:span text:style-name="ATCARegularFNCourierNewFS11"><text:s text:c="12"/></text:span><text:span text:style-name="ATCARegularFNCourierNewFS11">references.Add</text:span><text:span text:style-name="ATCARegularFNCourierNewFS11"><text:s text:c="1"/></text:span><text:span text:style-name="ATCARegularFNCourierNewFS11">(</text:span><text:line-break/><text:span text:style-name="ATCARegularFNCourierNewFS11"><text:s text:c="16"/></text:span><text:span text:style-name="ATCARegularFNCourierNewFS11">new</text:span><text:span text:style-name="ATCARegularFNCourierNewFS11"><text:s text:c="1"/></text:span><text:span text:style-name="ATCARegularFNCourierNewFS11">BackReference</text:span><text:span text:style-name="ATCARegularFNCourierNewFS11"><text:s text:c="1"/></text:span><text:span text:style-name="ATCARegularFNCourierNewFS11">()</text:span><text:span text:style-name="ATCARegularFNCourierNewFS11"><text:s text:c="1"/></text:span><text:span text:style-name="ATCARegularFNCourierNewFS11">{</text:span><text:span text:style-name="ATCARegularFNCourierNewFS11"><text:s text:c="1"/></text:span><text:span text:style-name="ATCARegularFNCourierNewFS11">Index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i,</text:span><text:span text:style-name="ATCARegularFNCourierNewFS11"><text:s text:c="1"/></text:span><text:span text:style-name="ATCARegularFNCourierNewFS11">Paragraph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Paragraph</text:span><text:span text:style-name="ATCARegularFNCourierNewFS11"><text:s text:c="1"/></text:span><text:span text:style-name="ATCARegularFNCourierNewFS11">}</text:span><text:line-break/><text:span text:style-name="ATCARegularFNCourierNewFS11"><text:s text:c="12"/></text:span><text:span text:style-name="ATCARegularFNCourierNewFS11">);</text:span><text:line-break/><text:span text:style-name="ATCARegularFNCourierNewFS11"><text:s text:c="12"/></text:span><text:span text:style-name="ATCARegularFNCourierNewFS11">continue</text:span><text:span text:style-name="ATCARegularFNCourierNewFS11">;</text:span><text:line-break/><text:span text:style-name="ATCARegularFNCourierNewFS11"><text:s text:c="8"/></text:span><text:span text:style-name="ATCARegularFNCourierNewFS11">}</text:span><text:line-break/><text:span text:style-name="ATCARegularFNCourierNewFS11"><text:s text:c="8"/></text:span><text:span text:style-name="ATCARegularFNCourierNewFS11">itl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TextFormat</text:span><text:span text:style-name="ATCARegularFNCourierNewFS11"><text:s text:c="1"/></text:span><text:span text:style-name="ATCARegularFNCourierNewFS11">(snippet);</text:span><text:line-break/><text:span text:style-name="ATCARegularFNCourierNewFS11"><text:s text:c="8"/></text:span><text:span text:style-name="ATCARegularFNCourierNewFS11">Paragraph.TextContent.Add</text:span><text:span text:style-name="ATCARegularFNCourierNewFS11"><text:s text:c="1"/></text:span><text:span text:style-name="ATCARegularFNCourierNewFS11">(itl);</text:span><text:line-break/><text:span text:style-name="ATCARegularFNCourierNewFS11"><text:s text:c="4"/></text:span><text:span text:style-name="ATCARegularFNCourierNewFS11">}</text:span><text:line-break/><text:span text:style-name="ATCARegularFNCourierNewFS11">}</text:span><text:line-break/><text:line-break/></text:p>
      <text:p text:style-name="PFALeftTArticle"><text:span text:style-name="ATCARegularFNCalibriFS11">Dieser</text:span><text:span text:style-name="ATCARegularFNCalibriFS11"><text:s text:c="1"/></text:span><text:span text:style-name="ATCARegularFNCalibriFS11">Code</text:span><text:span text:style-name="ATCARegularFNCalibriFS11"><text:s text:c="1"/></text:span><text:span text:style-name="ATCARegularFNCalibriFS11">schreibt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RegularFNCalibriFS11">gemerkten</text:span><text:span text:style-name="ATCARegularFNCalibriFS11"><text:s text:c="1"/></text:span><text:span text:style-name="ATCARegularFNCalibriFS11">Texte</text:span><text:span text:style-name="ATCARegularFNCalibriFS11"><text:s text:c="1"/></text:span><text:span text:style-name="ATCARegularFNCalibriFS11">in</text:span><text:span text:style-name="ATCARegularFNCalibriFS11"><text:s text:c="1"/></text:span><text:span text:style-name="ATCARegularFNCalibriFS11">die</text:span><text:span text:style-name="ATCARegularFNCalibriFS11"><text:s text:c="1"/></text:span><text:span text:style-name="ATCAItalicFNCalibriFS11">PageRef</text:span><text:span text:style-name="ATCARegularFNCalibriFS11">-Stellen.</text:span></text:p>
      <text:p text:style-name="PFALeftTCode"><text:span text:style-name="ATCARegularFNCourierNewFS11">public</text:span><text:span text:style-name="ATCARegularFNCourierNewFS11"><text:s text:c="1"/></text:span><text:span text:style-name="ATCARegularFNCourierNewFS11">void</text:span><text:span text:style-name="ATCARegularFNCourierNewFS11"><text:s text:c="1"/></text:span><text:span text:style-name="ATCARegularFNCourierNewFS11">CompleteBackReferences</text:span><text:span text:style-name="ATCARegularFNCourierNewFS11"><text:s text:c="1"/></text:span><text:span text:style-name="ATCARegularFNCourierNewFS11">()</text:span><text:span text:style-name="ATCARegularFNCourierNewFS11"><text:s text:c="1"/></text:span><text:span text:style-name="ATCARegularFNCourierNewFS11">{</text:span><text:line-break/><text:span text:style-name="ATCARegularFNCourierNewFS11"><text:s text:c="4"/></text:span><text:span text:style-name="ATCARegularFNCourierNewFS11">LinkInfo</text:span><text:span text:style-name="ATCARegularFNCourierNewFS11"><text:s text:c="1"/></text:span><text:span text:style-name="ATCARegularFNCourierNewFS11">li;</text:span><text:line-break/><text:span text:style-name="ATCARegularFNCourierNewFS11"><text:s text:c="4"/></text:span><text:span text:style-name="ATCARegularFNCourierNewFS11">XLink</text:span><text:span text:style-name="ATCARegularFNCourierNewFS11"><text:s text:c="1"/></text:span><text:span text:style-name="ATCARegularFNCourierNewFS11">xlink;</text:span><text:line-break/><text:span text:style-name="ATCARegularFNCourierNewFS11"><text:s text:c="4"/></text:span><text:span text:style-name="ATCARegularFNCourierNewFS11">List&lt;BackReference&gt;</text:span><text:span text:style-name="ATCARegularFNCourierNewFS11"><text:s text:c="1"/></text:span><text:span text:style-name="ATCARegularFNCourierNewFS11">references;</text:span><text:line-break/><text:line-break/><text:span text:style-name="ATCARegularFNCourierNewFS11"><text:s text:c="4"/></text:span><text:span text:style-name="ATCARegularFNCourierNewFS11">foreach</text:span><text:span text:style-name="ATCARegularFNCourierNewFS11"><text:s text:c="1"/></text:span><text:span text:style-name="ATCARegularFNCourierNewFS11">(KeyValuePair&lt;</text:span><text:span text:style-name="ATCARegularFNCourierNewFS11">string</text:span><text:span text:style-name="ATCARegularFNCourierNewFS11">,</text:span><text:span text:style-name="ATCARegularFNCourierNewFS11"><text:s text:c="1"/></text:span><text:line-break/><text:span text:style-name="ATCARegularFNCourierNewFS11"><text:s text:c="8"/></text:span><text:span text:style-name="ATCARegularFNCourierNewFS11">List&lt;BackReference&gt;&gt;</text:span><text:span text:style-name="ATCARegularFNCourierNewFS11"><text:s text:c="1"/></text:span><text:span text:style-name="ATCARegularFNCourierNewFS11">backref</text:span><text:span text:style-name="ATCARegularFNCourierNewFS11"><text:s text:c="1"/></text:span><text:span text:style-name="ATCARegularFNCourierNewFS11">in</text:span><text:span text:style-name="ATCARegularFNCourierNewFS11"><text:s text:c="1"/></text:span><text:span text:style-name="ATCARegularFNCourierNewFS11">back_references)</text:span><text:span text:style-name="ATCARegularFNCourierNewFS11"><text:s text:c="1"/></text:span><text:span text:style-name="ATCARegularFNCourierNewFS11">{</text:span><text:line-break/><text:span text:style-name="ATCARegularFNCourierNewFS11"><text:s text:c="8"/></text:span><text:span text:style-name="ATCARegularFNCourierNewFS11">references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backref.Value;</text:span><text:line-break/><text:span text:style-name="ATCARegularFNCourierNewFS11"><text:s text:c="8"/></text:span><text:span text:style-name="ATCARegularFNCourierNewFS11">foreach</text:span><text:span text:style-name="ATCARegularFNCourierNewFS11"><text:s text:c="1"/></text:span><text:span text:style-name="ATCARegularFNCourierNewFS11">(BackReference</text:span><text:span text:style-name="ATCARegularFNCourierNewFS11"><text:s text:c="1"/></text:span><text:span text:style-name="ATCARegularFNCourierNewFS11">item</text:span><text:span text:style-name="ATCARegularFNCourierNewFS11"><text:s text:c="1"/></text:span><text:span text:style-name="ATCARegularFNCourierNewFS11">in</text:span><text:span text:style-name="ATCARegularFNCourierNewFS11"><text:s text:c="1"/></text:span><text:span text:style-name="ATCARegularFNCourierNewFS11">references)</text:span><text:span text:style-name="ATCARegularFNCourierNewFS11"><text:s text:c="1"/></text:span><text:span text:style-name="ATCARegularFNCourierNewFS11">{</text:span><text:line-break/><text:span text:style-name="ATCARegularFNCourierNewFS11"><text:s text:c="12"/></text:span><text:span text:style-name="ATCARegularFNCourierNewFS11">if</text:span><text:span text:style-name="ATCARegularFNCourierNewFS11"><text:s text:c="1"/></text:span><text:span text:style-name="ATCARegularFNCourierNewFS11">(!document_info.links.ContainsKey</text:span><text:span text:style-name="ATCARegularFNCourierNewFS11"><text:s text:c="1"/></text:span><text:span text:style-name="ATCARegularFNCourierNewFS11">(backref.Key))</text:span><text:line-break/><text:span text:style-name="ATCARegularFNCourierNewFS11"><text:s text:c="16"/></text:span><text:span text:style-name="ATCARegularFNCourierNewFS11">continue</text:span><text:span text:style-name="ATCARegularFNCourierNewFS11">;</text:span><text:line-break/><text:span text:style-name="ATCARegularFNCourierNewFS11"><text:s text:c="12"/></text:span><text:span text:style-name="ATCARegularFNCourierNewFS11">li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document_info.links</text:span><text:span text:style-name="ATCARegularFNCourierNewFS11"><text:s text:c="1"/></text:span><text:span text:style-name="ATCARegularFNCourierNewFS11">[backref.Key];</text:span><text:line-break/><text:span text:style-name="ATCARegularFNCourierNewFS11"><text:s text:c="12"/></text:span><text:span text:style-name="ATCARegularFNCourierNewFS11">xlink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item.Paragraph.TextContent</text:span><text:span text:style-name="ATCARegularFNCourierNewFS11"><text:s text:c="1"/></text:span><text:span text:style-name="ATCARegularFNCourierNewFS11">[item.Index]</text:span><text:span text:style-name="ATCARegularFNCourierNewFS11"><text:s text:c="1"/></text:span><text:span text:style-name="ATCARegularFNCourierNewFS11">as</text:span><text:span text:style-name="ATCARegularFNCourierNewFS11"><text:s text:c="1"/></text:span><text:span text:style-name="ATCARegularFNCourierNewFS11">XLink;</text:span><text:line-break/><text:span text:style-name="ATCARegularFNCourierNewFS11"><text:s text:c="12"/></text:span><text:span text:style-name="ATCARegularFNCourierNewFS11">xlink.Text</text:span><text:span text:style-name="ATCARegularFNCourierNewFS11"><text:s text:c="1"/></text:span><text:span text:style-name="ATCARegularFNCourierNewFS11">=</text:span><text:span text:style-name="ATCARegularFNCourierNewFS11"><text:s text:c="1"/></text:span><text:span text:style-name="ATCARegularFNCourierNewFS11">li.title;</text:span><text:line-break/><text:span text:style-name="ATCARegularFNCourierNewFS11"><text:s text:c="8"/></text:span><text:span text:style-name="ATCARegularFNCourierNewFS11">}</text:span><text:line-break/><text:span text:style-name="ATCARegularFNCourierNewFS11"><text:s text:c="4"/></text:span><text:span text:style-name="ATCARegularFNCourierNewFS11">}</text:span><text:line-break/><text:span text:style-name="ATCARegularFNCourierNewFS11">}</text:span><text:line-break/><text:line-break/></text:p>
      <text:h text:style-name="Heading_20_2" text:outline-level="2">2.5 Seitennummer, Seitenzahl: PageNo, PageCount<text:bookmark text:name="L02C6331288D90EFE"/></text:h>
      <text:p text:style-name="PFALeftTArticle"><text:span text:style-name="ATCARegularFNCalibriFS11">Neu</text:span><text:span text:style-name="ATCARegularFNCalibriFS11"><text:s text:c="1"/></text:span><text:span text:style-name="ATCARegularFNCalibriFS11">von</text:span><text:span text:style-name="ATCARegularFNCalibriFS11"><text:s text:c="1"/></text:span><text:span text:style-name="ATCARegularFNCalibriFS11">mir.</text:span></text:p>
      <text:p text:style-name="PFALeftTCode"><text:span text:style-name="ATCARegularFNCourierNewFS11">//</text:span><text:span text:style-name="ATCARegularFNCourierNewFS11"><text:s text:c="1"/></text:span><text:span text:style-name="ATCARegularFNCourierNewFS11">Seitenzahlen</text:span><text:span text:style-name="ATCARegularFNCourierNewFS11">:</text:span><text:span text:style-name="ATCARegularFNCourierNewFS11"><text:s text:c="3"/></text:span><text:span text:style-name="ATCARegularFNCourierNewFS11">1</text:span><text:span text:style-name="ATCARegularFNCourierNewFS11"><text:s text:c="1"/></text:span><text:span text:style-name="ATCARegularFNCourierNewFS11">/</text:span><text:span text:style-name="ATCARegularFNCourierNewFS11"><text:s text:c="2"/></text:span><text:span text:style-name="ATCARegularFNCourierNewFS11">26</text:span><text:line-break/><text:span text:style-name="ATCARegularFNCourierNewFS11">p.TextContent.Add</text:span><text:span text:style-name="ATCARegularFNCourierNewFS11"><text:s text:c="1"/></text:span><text:span text:style-name="ATCARegularFNCourierNewFS11">(</text:span><text:span text:style-name="ATCARegularFNCourierNewFS11">new</text:span><text:span text:style-name="ATCARegularFNCourierNewFS11"><text:s text:c="1"/></text:span><text:span text:style-name="ATCARegularFNCourierNewFS11">PageNumber</text:span><text:span text:style-name="ATCARegularFNCourierNewFS11"><text:s text:c="1"/></text:span><text:span text:style-name="ATCARegularFNCourierNewFS11">(OpenDocument));</text:span><text:line-break/><text:span text:style-name="ATCARegularFNCourierNewFS11">p.TextContent.Add</text:span><text:span text:style-name="ATCARegularFNCourierNewFS11"><text:s text:c="1"/></text:span><text:span text:style-name="ATCARegularFNCourierNewFS11">(</text:span><text:span text:style-name="ATCARegularFNCourierNewFS11">new</text:span><text:span text:style-name="ATCARegularFNCourierNewFS11"><text:s text:c="1"/></text:span><text:span text:style-name="ATCARegularFNCourierNewFS11">SimpleText</text:span><text:span text:style-name="ATCARegularFNCourierNewFS11"><text:s text:c="1"/></text:span><text:span text:style-name="ATCARegularFNCourierNewFS11">(OpenDocument,</text:span><text:span text:style-name="ATCARegularFNCourierNewFS11"><text:s text:c="1"/></text:span><text:span text:style-name="ATCARegularFNCourierNewFS11">"</text:span><text:span text:style-name="ATCARegularFNCourierNewFS11"><text:s text:c="1"/></text:span><text:span text:style-name="ATCARegularFNCourierNewFS11">/</text:span><text:span text:style-name="ATCARegularFNCourierNewFS11"><text:s text:c="1"/></text:span><text:span text:style-name="ATCARegularFNCourierNewFS11">"</text:span><text:span text:style-name="ATCARegularFNCourierNewFS11">));</text:span><text:line-break/><text:span text:style-name="ATCARegularFNCourierNewFS11">p.TextContent.Add</text:span><text:span text:style-name="ATCARegularFNCourierNewFS11"><text:s text:c="1"/></text:span><text:span text:style-name="ATCARegularFNCourierNewFS11">(</text:span><text:span text:style-name="ATCARegularFNCourierNewFS11">new</text:span><text:span text:style-name="ATCARegularFNCourierNewFS11"><text:s text:c="1"/></text:span><text:span text:style-name="ATCARegularFNCourierNewFS11">PageCount</text:span><text:span text:style-name="ATCARegularFNCourierNewFS11"><text:s text:c="1"/></text:span><text:span text:style-name="ATCARegularFNCourierNewFS11">(OpenDocument));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 style:list-style-name="">
      <style:text-properties fo:font-size="120%" fo:font-weight="bold" style:font-size-asian="120%" style:font-weight-asian="bold" style:font-size-complex="120%" style:font-weight-complex="bold"/>
      <style:paragraph-properties style:page-number="auto" fo:break-before="page"/>
    </style:style>
    <style:style style:name="Heading_20_2" style:display-name="Heading 2" style:family="paragraph" style:parent-style-name="Heading" style:next-style-name="Text_20_body" style:class="text" style:default-outline-level="2" style:list-style-name="">
      <style:text-properties fo:font-size="110%" fo:font-weight="bold" style:font-size-asian="110%" style:font-style-asian="italic" style:font-weight-asian="bold" style:font-size-complex="110%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 style:list-style-name="">
      <style:text-properties fo:font-size="100%" fo:font-weight="bold" style:font-size-asian="100%" style:font-weight-asian="bold" style:font-size-complex="100%" style:font-weight-complex="bold"/>
    </style:style>
    <style:style style:name="Heading_20_4" style:display-name="Heading 4" style:family="paragraph" style:parent-style-name="Heading" style:next-style-name="Text_20_body" style:class="text" style:default-outline-level="4" style:list-style-name="">
      <style:text-properties fo:font-size="100%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list-style-name="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list-style-name="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list-style-name="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list-style-name="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list-style-name="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list-style-name="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argin-left="0cm" fo:margin-right="0cm" fo:min-height="0cm" fo:margin-bottom="0.499cm" fo:margin-top="0cm"/>
      </style:header-style>
      <style:footer-style/>
    </style:page-layout>
    <style:style style:name="MAHEADER" style:family="paragraph" style:parent-style-name="Standard">
      <style:paragraph-properties fo:text-align="end"/>
    </style:style>
  </office:automatic-styles>
  <office:master-styles>
    <style:master-page style:name="Standard" style:page-layout-name="pm1">
      <style:header>
        <text:p text:style-name="MAHEADER"><text:page-number/> / <text:page-count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diub - Dipl.-Ing. Uwe Barth</meta:initial-creator>
    <meta:creation-date>2021-05-04T00:00:00</meta:creation-date>
    <dc:creator>diub - Dipl.-Ing. Uwe Barth</dc:creator>
    <dc:date>2021-05-04T15:04:14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76" meta:word-count="1039" meta:character-count="7521"/>
  </office:meta>
</office:document-meta>
</file>